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8000000188E674C094DD2C76B.png" manifest:media-type="image/png"/>
  <manifest:file-entry manifest:full-path="Pictures/100000010000001800000018AA2424429D049814.png" manifest:media-type="image/png"/>
  <manifest:file-entry manifest:full-path="Pictures/100000010000001800000018776A97BE47DABDE8.png" manifest:media-type="image/png"/>
  <manifest:file-entry manifest:full-path="Pictures/100000010000001800000018A8FFF675E744046D.png" manifest:media-type="image/png"/>
  <manifest:file-entry manifest:full-path="Pictures/100000010000001800000018AD347B047041915C.png" manifest:media-type="image/png"/>
  <manifest:file-entry manifest:full-path="Pictures/10000001000000180000001887E4372E270A003E.png" manifest:media-type="image/png"/>
  <manifest:file-entry manifest:full-path="Pictures/100000010000001800000018642AF68B7A164462.png" manifest:media-type="image/png"/>
  <manifest:file-entry manifest:full-path="Pictures/100000010000001800000018702F8825FEA8A313.png" manifest:media-type="image/png"/>
  <manifest:file-entry manifest:full-path="Pictures/10000001000000180000001826BB484222402B9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'Google Sans Text', Roboto, sans-serif"/>
    <style:font-face style:name="Google Sans Text" svg:font-family="'Google Sans Text', Roboto, 'Helvetica Neue', Helvetica, sans-serif"/>
    <style:font-face style:name="Google Sans Text1" svg:font-family="'Google Sans Text', Roboto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2.9278in"/>
    </style:style>
    <style:style style:name="Table1.B" style:family="table-column">
      <style:table-column-properties style:column-width="3.9972in"/>
    </style:style>
    <style:style style:name="Table1.A1" style:family="table-cell">
      <style:table-cell-properties style:vertical-align="middle" fo:background-color="#f2f2f2" fo:padding="0.0194in" fo:border="0.5pt solid #a9acaa">
        <style:background-image/>
      </style:table-cell-properties>
    </style:style>
    <style:style style:name="Table1.A2" style:family="table-cell">
      <style:table-cell-properties style:vertical-align="middle" fo:background-color="#ffffff" fo:padding="0.0194in" fo:border="0.5pt solid #a9acaa">
        <style:background-image/>
      </style:table-cell-properties>
    </style:style>
    <style:style style:name="Table2" style:family="table">
      <style:table-properties style:width="6.9382in" fo:margin-left="0in" table:align="left"/>
    </style:style>
    <style:style style:name="Table2.A" style:family="table-column">
      <style:table-column-properties style:column-width="2.3917in"/>
    </style:style>
    <style:style style:name="Table2.B" style:family="table-column">
      <style:table-column-properties style:column-width="4.5465in"/>
    </style:style>
    <style:style style:name="Table2.A1" style:family="table-cell">
      <style:table-cell-properties style:vertical-align="middle" fo:background-color="#f2f2f2" fo:padding="0.0194in" fo:border="0.5pt solid #a9acaa">
        <style:background-image/>
      </style:table-cell-properties>
    </style:style>
    <style:style style:name="Table2.A2" style:family="table-cell">
      <style:table-cell-properties style:vertical-align="middle" fo:background-color="#ffffff" fo:padding="0.0194in" fo:border="0.5pt solid #a9acaa">
        <style:background-image/>
      </style:table-cell-properties>
    </style:style>
    <style:style style:name="Table3" style:family="table">
      <style:table-properties style:width="6.9382in" fo:margin-left="0in" table:align="left"/>
    </style:style>
    <style:style style:name="Table3.A" style:family="table-column">
      <style:table-column-properties style:column-width="2.3917in"/>
    </style:style>
    <style:style style:name="Table3.B" style:family="table-column">
      <style:table-column-properties style:column-width="4.5465in"/>
    </style:style>
    <style:style style:name="Table3.A1" style:family="table-cell">
      <style:table-cell-properties style:vertical-align="middle" fo:background-color="#f2f2f2" fo:padding="0.0194in" fo:border="0.5pt solid #a9acaa">
        <style:background-image/>
      </style:table-cell-properties>
    </style:style>
    <style:style style:name="Table3.A2" style:family="table-cell">
      <style:table-cell-properties style:vertical-align="middle" fo:background-color="#ffffff" fo:padding="0.0194in" fo:border="0.5pt solid #a9acaa">
        <style:background-image/>
      </style:table-cell-properties>
    </style:style>
    <style:style style:name="Table4" style:family="table">
      <style:table-properties style:width="6.9382in" fo:margin-left="0in" table:align="left"/>
    </style:style>
    <style:style style:name="Table4.A" style:family="table-column">
      <style:table-column-properties style:column-width="1.8938in"/>
    </style:style>
    <style:style style:name="Table4.B" style:family="table-column">
      <style:table-column-properties style:column-width="5.0444in"/>
    </style:style>
    <style:style style:name="Table4.A1" style:family="table-cell">
      <style:table-cell-properties style:vertical-align="middle" fo:background-color="#f2f2f2" fo:padding="0.0194in" fo:border="0.5pt solid #a9acaa">
        <style:background-image/>
      </style:table-cell-properties>
    </style:style>
    <style:style style:name="Table4.A2" style:family="table-cell">
      <style:table-cell-properties style:vertical-align="middle" fo:background-color="#ffffff" fo:padding="0.0194in" fo:border="0.5pt solid #a9acaa">
        <style:background-image/>
      </style:table-cell-properties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2.7701in"/>
    </style:style>
    <style:style style:name="Table5.B" style:family="table-column">
      <style:table-column-properties style:column-width="4.1549in"/>
    </style:style>
    <style:style style:name="Table5.A1" style:family="table-cell">
      <style:table-cell-properties style:vertical-align="middle" fo:background-color="#f2f2f2" fo:padding="0.0194in" fo:border="0.5pt solid #a9acaa">
        <style:background-image/>
      </style:table-cell-properties>
    </style:style>
    <style:style style:name="Table5.A2" style:family="table-cell">
      <style:table-cell-properties style:vertical-align="middle" fo:background-color="#ffffff" fo:padding="0.0194in" fo:border="0.5pt solid #a9acaa">
        <style:background-image/>
      </style:table-cell-properties>
    </style:style>
    <style:style style:name="Table6" style:family="table">
      <style:table-properties style:width="6.9382in" fo:margin-left="0in" table:align="left"/>
    </style:style>
    <style:style style:name="Table6.A" style:family="table-column">
      <style:table-column-properties style:column-width="3.4292in"/>
    </style:style>
    <style:style style:name="Table6.B" style:family="table-column">
      <style:table-column-properties style:column-width="3.509in"/>
    </style:style>
    <style:style style:name="Table6.A1" style:family="table-cell">
      <style:table-cell-properties style:vertical-align="middle" fo:background-color="#f2f2f2" fo:padding="0.0194in" fo:border="0.5pt solid #a9acaa">
        <style:background-image/>
      </style:table-cell-properties>
    </style:style>
    <style:style style:name="Table6.A2" style:family="table-cell">
      <style:table-cell-properties style:vertical-align="middle" fo:background-color="#ffffff" fo:padding="0.0194in" fo:border="0.5pt solid #a9acaa">
        <style:background-image/>
      </style:table-cell-properties>
    </style:style>
    <style:style style:name="Table7" style:family="table">
      <style:table-properties style:width="6.9382in" fo:margin-left="0in" table:align="left"/>
    </style:style>
    <style:style style:name="Table7.A" style:family="table-column">
      <style:table-column-properties style:column-width="1.0132in"/>
    </style:style>
    <style:style style:name="Table7.B" style:family="table-column">
      <style:table-column-properties style:column-width="5.925in"/>
    </style:style>
    <style:style style:name="Table7.A1" style:family="table-cell">
      <style:table-cell-properties style:vertical-align="middle" fo:background-color="#f2f2f2" fo:padding="0.0194in" fo:border="0.5pt solid #a9acaa">
        <style:background-image/>
      </style:table-cell-properties>
    </style:style>
    <style:style style:name="Table7.A2" style:family="table-cell">
      <style:table-cell-properties style:vertical-align="middle" fo:background-color="#ffffff" fo:padding="0.0194in" fo:border="0.5pt solid #a9acaa">
        <style:background-image/>
      </style:table-cell-properties>
    </style:style>
    <style:style style:name="Table8" style:family="table">
      <style:table-properties style:width="6.9382in" fo:margin-left="0in" table:align="left"/>
    </style:style>
    <style:style style:name="Table8.A" style:family="table-column">
      <style:table-column-properties style:column-width="1.2458in"/>
    </style:style>
    <style:style style:name="Table8.B" style:family="table-column">
      <style:table-column-properties style:column-width="5.6924in"/>
    </style:style>
    <style:style style:name="Table8.A1" style:family="table-cell">
      <style:table-cell-properties style:vertical-align="middle" fo:background-color="#f2f2f2" fo:padding="0.0194in" fo:border="0.5pt solid #a9acaa">
        <style:background-image/>
      </style:table-cell-properties>
    </style:style>
    <style:style style:name="Table8.A2" style:family="table-cell">
      <style:table-cell-properties style:vertical-align="middle" fo:background-color="#ffffff" fo:padding="0.0194in" fo:border="0.5pt solid #a9acaa">
        <style:background-image/>
      </style:table-cell-properties>
    </style:style>
    <style:style style:name="Table9" style:family="table">
      <style:table-properties style:width="6.9382in" fo:margin-left="0in" table:align="left"/>
    </style:style>
    <style:style style:name="Table9.A" style:family="table-column">
      <style:table-column-properties style:column-width="1.9646in"/>
    </style:style>
    <style:style style:name="Table9.B" style:family="table-column">
      <style:table-column-properties style:column-width="4.9736in"/>
    </style:style>
    <style:style style:name="Table9.A1" style:family="table-cell">
      <style:table-cell-properties style:vertical-align="middle" fo:background-color="#f2f2f2" fo:padding="0.0194in" fo:border="0.5pt solid #a9acaa">
        <style:background-image/>
      </style:table-cell-properties>
    </style:style>
    <style:style style:name="Table9.A2" style:family="table-cell">
      <style:table-cell-properties style:vertical-align="middle" fo:background-color="#ffffff" fo:padding="0.0194in" fo:border="0.5pt solid #a9acaa">
        <style:background-image/>
      </style:table-cell-properties>
    </style:style>
    <style:style style:name="Table10" style:family="table">
      <style:table-properties style:width="6.9382in" fo:margin-left="0in" table:align="left"/>
    </style:style>
    <style:style style:name="Table10.A" style:family="table-column">
      <style:table-column-properties style:column-width="2.8528in"/>
    </style:style>
    <style:style style:name="Table10.B" style:family="table-column">
      <style:table-column-properties style:column-width="4.0854in"/>
    </style:style>
    <style:style style:name="Table10.A1" style:family="table-cell">
      <style:table-cell-properties style:vertical-align="middle" fo:background-color="#f2f2f2" fo:padding="0.0194in" fo:border="0.5pt solid #a9acaa">
        <style:background-image/>
      </style:table-cell-properties>
    </style:style>
    <style:style style:name="Table10.A2" style:family="table-cell">
      <style:table-cell-properties style:vertical-align="middle" fo:background-color="#ffffff" fo:padding="0.0194in" fo:border="0.5pt solid #a9acaa">
        <style:background-image/>
      </style:table-cell-properties>
    </style:style>
    <style:style style:name="Table11" style:family="table">
      <style:table-properties style:width="6.925in" table:align="left"/>
    </style:style>
    <style:style style:name="Table11.A" style:family="table-column">
      <style:table-column-properties style:column-width="2.3174in"/>
    </style:style>
    <style:style style:name="Table11.B" style:family="table-column">
      <style:table-column-properties style:column-width="4.6076in"/>
    </style:style>
    <style:style style:name="Table11.A1" style:family="table-cell">
      <style:table-cell-properties style:vertical-align="middle" fo:background-color="#f2f2f2" fo:padding="0.0194in" fo:border="0.5pt solid #a9acaa">
        <style:background-image/>
      </style:table-cell-properties>
    </style:style>
    <style:style style:name="Table11.A2" style:family="table-cell">
      <style:table-cell-properties style:vertical-align="middle" fo:background-color="#ffffff" fo:padding="0.0194in" fo:border="0.5pt solid #a9acaa">
        <style:background-image/>
      </style:table-cell-properties>
    </style:style>
    <style:style style:name="P1" style:family="paragraph" style:parent-style-name="Heading_20_2">
      <style:paragraph-properties fo:margin-left="0in" fo:margin-right="0in" fo:margin-top="0in" fo:margin-bottom="0in" style:contextual-spacing="false" fo:line-height="200%" fo:text-align="start" style:justify-single-word="false" fo:orphans="2" fo:widows="2" fo:text-indent="0in" style:auto-text-indent="false"/>
      <style:text-properties fo:font-variant="normal" fo:text-transform="none" fo:color="#1f1f1f" loext:opacity="100%" style:font-name="Google Sans" fo:font-size="12pt" fo:letter-spacing="normal" fo:font-style="normal" fo:font-weight="normal" style:font-size-asian="12pt" style:font-size-complex="12pt"/>
    </style:style>
    <style:style style:name="P2" style:family="paragraph" style:parent-style-name="Heading_20_2">
      <style:paragraph-properties fo:margin-top="0in" fo:margin-bottom="0in" style:contextual-spacing="false" fo:line-height="200%" fo:text-align="start" style:justify-single-word="false" fo:orphans="2" fo:widows="2"/>
      <style:text-properties fo:font-variant="normal" fo:text-transform="none" fo:color="#1f1f1f" loext:opacity="100%" style:font-name="Google Sans" fo:font-size="12pt" fo:letter-spacing="normal" fo:font-style="normal" fo:font-weight="normal" style:font-size-asian="12pt" style:font-size-complex="12pt"/>
    </style:style>
    <style:style style:name="P3" style:family="paragraph" style:parent-style-name="Heading_20_3">
      <style:paragraph-properties fo:margin-left="0in" fo:margin-right="0in" fo:margin-top="0in" fo:margin-bottom="0in" style:contextual-spacing="false" fo:line-height="175%" fo:text-align="start" style:justify-single-word="false" fo:orphans="2" fo:widows="2" fo:text-indent="0in" style:auto-text-indent="false"/>
      <style:text-properties fo:font-variant="normal" fo:text-transform="none" fo:color="#1f1f1f" loext:opacity="100%" style:font-name="Google Sans" fo:font-size="12pt" fo:letter-spacing="normal" fo:font-style="normal" fo:font-weight="bold" style:font-size-asian="12pt" style:font-size-complex="12pt" loext:padding="0in" loext:border="none"/>
    </style:style>
    <style:style style:name="P4" style:family="paragraph" style:parent-style-name="Heading_20_3">
      <style:paragraph-properties fo:margin-top="0in" fo:margin-bottom="0in" style:contextual-spacing="false" fo:line-height="175%" fo:text-align="start" style:justify-single-word="false" fo:orphans="2" fo:widows="2"/>
      <style:text-properties fo:font-variant="normal" fo:text-transform="none" fo:color="#1f1f1f" loext:opacity="100%" style:font-name="Google Sans" fo:font-size="12pt" fo:letter-spacing="normal" fo:font-style="normal" fo:font-weight="bold" style:font-size-asian="12pt" style:font-size-complex="12pt" loext:padding="0in" loext:border="none"/>
    </style:style>
    <style:style style:name="P5" style:family="paragraph" style:parent-style-name="Heading_20_3">
      <style:paragraph-properties fo:margin-top="0in" fo:margin-bottom="0in" style:contextual-spacing="false" fo:line-height="175%" fo:text-align="start" style:justify-single-word="false" fo:orphans="2" fo:widows="2"/>
      <style:text-properties fo:font-variant="normal" fo:text-transform="none" fo:color="#1f1f1f" loext:opacity="100%" style:font-name="Google Sans" fo:font-size="12pt" fo:letter-spacing="normal" fo:font-style="normal" fo:font-weight="bold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1f1f1f" loext:opacity="100%" style:font-name="Google Sans Text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1f1f1f" loext:opacity="100%" style:font-name="Google Sans Text" fo:font-size="12pt" fo:letter-spacing="normal" fo:font-style="normal" fo:font-weight="normal" style:font-size-asian="12pt" style:font-size-complex="12pt" loext:padding="0in" loext:border="none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font-variant="normal" fo:text-transform="none" fo:color="#1f1f1f" loext:opacity="100%" style:font-name="Google Sans Text" fo:font-size="12pt" fo:letter-spacing="normal" fo:font-style="normal" fo:font-weight="normal" style:font-size-asian="12pt" style:font-size-complex="12pt" loext:padding="0in" loext:border="none"/>
    </style:style>
    <style:style style:name="P9" style:family="paragraph" style:parent-style-name="Heading_20_2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padding-left="0in" fo:padding-right="0in" fo:padding-top="0.0193in" fo:padding-bottom="0in" fo:border-left="none" fo:border-right="none" fo:border-top="0.51pt solid #a9acaa" fo:border-bottom="none"/>
      <style:text-properties fo:font-variant="normal" fo:text-transform="none" fo:color="#0b57d0" loext:opacity="100%" style:font-name="Google Sans Text1" fo:font-size="12pt" fo:letter-spacing="normal" fo:font-style="normal" fo:font-weight="normal" style:font-size-asian="12pt" style:font-size-complex="12pt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fo:font-variant="normal" fo:text-transform="none" fo:color="#0b57d0" loext:opacity="100%" style:text-line-through-style="none" style:text-line-through-type="none" style:font-name="Google Sans Text1" fo:font-size="12pt" fo:letter-spacing="normal" fo:font-style="normal" style:text-underline-style="none" fo:font-weight="normal" style:text-blinking="false" style:font-size-asian="12pt" style:font-size-complex="12pt" loext:padding-left="0in" loext:padding-right="0in" loext:padding-top="0.0193in" loext:padding-bottom="0in" loext:border-left="none" loext:border-right="none" loext:border-top="0.51pt solid #a9acaa" loext:border-bottom="none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Table_20_Contents">
      <style:text-properties fo:font-size="12pt" style:font-size-asian="12pt" style:font-size-complex="12pt"/>
    </style:style>
    <style:style style:name="P13" style:family="paragraph" style:parent-style-name="Table_20_Contents">
      <style:text-properties fo:font-size="12pt" fo:font-weight="bold" style:font-size-asian="12pt" style:font-size-complex="12pt"/>
    </style:style>
    <style:style style:name="P14" style:family="paragraph" style:parent-style-name="Table_20_Contents">
      <style:paragraph-properties fo:margin-top="0in" fo:margin-bottom="0in" style:contextual-spacing="false"/>
    </style:style>
    <style:style style:name="P15" style:family="paragraph" style:parent-style-name="Text_20_body">
      <style:paragraph-properties fo:margin-top="0in" fo:margin-bottom="0in" style:contextual-spacing="false" fo:text-align="start" style:justify-single-word="false" fo:orphans="2" fo:widows="2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17" style:family="paragraph" style:parent-style-name="Text_20_body" style:list-style-name="L1">
      <style:paragraph-properties fo:margin-top="0in" fo:margin-bottom="0in" style:contextual-spacing="false" fo:text-align="start" style:justify-single-word="false" fo:orphans="2" fo:widows="2" fo:padding="0in" fo:border="none"/>
    </style:style>
    <style:style style:name="P18" style:family="paragraph" style:parent-style-name="Text_20_body" style:list-style-name="L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19" style:family="paragraph" style:parent-style-name="Text_20_body" style:list-style-name="L2">
      <style:paragraph-properties fo:margin-top="0in" fo:margin-bottom="0in" style:contextual-spacing="false" fo:text-align="start" style:justify-single-word="false" fo:orphans="2" fo:widows="2" fo:padding="0in" fo:border="none"/>
    </style:style>
    <style:style style:name="P20" style:family="paragraph" style:parent-style-name="Text_20_body" style:list-style-name="L3">
      <style:paragraph-properties fo:margin-top="0in" fo:margin-bottom="0in" style:contextual-spacing="false" fo:text-align="start" style:justify-single-word="false" fo:orphans="2" fo:widows="2" fo:padding="0in" fo:border="none"/>
    </style:style>
    <style:style style:name="P21" style:family="paragraph" style:parent-style-name="Text_20_body" style:list-style-name="L4">
      <style:paragraph-properties fo:margin-top="0in" fo:margin-bottom="0in" style:contextual-spacing="false" fo:text-align="start" style:justify-single-word="false" fo:orphans="2" fo:widows="2" fo:padding="0in" fo:border="none"/>
    </style:style>
    <style:style style:name="P22" style:family="paragraph" style:parent-style-name="Text_20_body" style:list-style-name="L5">
      <style:paragraph-properties fo:margin-top="0in" fo:margin-bottom="0in" style:contextual-spacing="false" fo:text-align="start" style:justify-single-word="false" fo:orphans="2" fo:widows="2" fo:padding="0in" fo:border="none"/>
    </style:style>
    <style:style style:name="P23" style:family="paragraph" style:parent-style-name="Text_20_body" style:list-style-name="L1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1f1f1f" loext:opacity="100%" style:font-name="Google Sans Text" fo:font-size="12pt" fo:letter-spacing="normal" fo:font-style="normal" fo:font-weight="normal" style:font-size-asian="12pt" style:font-size-complex="12pt" loext:padding="0in" loext:border="none"/>
    </style:style>
    <style:style style:name="P24" style:family="paragraph" style:parent-style-name="Text_20_body" style:list-style-name="L2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1f1f1f" loext:opacity="100%" style:font-name="Google Sans Text" fo:font-size="12pt" fo:letter-spacing="normal" fo:font-style="normal" fo:font-weight="normal" style:font-size-asian="12pt" style:font-size-complex="12pt" loext:padding="0in" loext:border="none"/>
    </style:style>
    <style:style style:name="T1" style:family="text">
      <style:text-properties fo:font-variant="normal" fo:text-transform="none" fo:color="#1f1f1f" loext:opacity="100%" style:font-name="Google Sans Text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1f1f1f" loext:opacity="100%" style:font-name="Google Sans Text" fo:font-size="12pt" fo:letter-spacing="normal" fo:font-style="normal" fo:font-weight="normal" style:font-size-asian="12pt" style:font-size-complex="12pt" loext:padding="0in" loext:border="none"/>
    </style:style>
    <style:style style:name="T3" style:family="text">
      <style:text-properties fo:font-variant="normal" fo:text-transform="none" fo:color="#1f1f1f" loext:opacity="100%" style:font-name="Google Sans Text" fo:font-size="12pt" fo:letter-spacing="normal" fo:font-style="normal" fo:font-weight="bold" style:font-size-asian="12pt" style:font-size-complex="12pt"/>
    </style:style>
    <style:style style:name="T4" style:family="text">
      <style:text-properties fo:font-variant="normal" fo:text-transform="none" fo:color="#1f1f1f" loext:opacity="100%" style:font-name="Google Sans Text" fo:font-size="12pt" fo:letter-spacing="normal" fo:font-style="normal" fo:font-weight="bold" style:font-size-asian="12pt" style:font-size-complex="12pt" loext:padding="0in" loext:border="none"/>
    </style:style>
    <style:style style:name="T5" style:family="text">
      <style:text-properties fo:font-variant="normal" fo:text-transform="none" fo:color="#0b57d0" loext:opacity="100%" style:text-line-through-style="none" style:text-line-through-type="none" style:font-name="Google Sans Text" fo:font-size="12pt" fo:letter-spacing="normal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se the built-in screen reader</text:h>
      <text:p text:style-name="P6">Chromebooks have a built-in screen reader called ChromeVox, which enables people with visual impairments to use the Chrome operating system.</text:p>
      <text:h text:style-name="P1" text:outline-level="2">Turn screen reader on or off</text:h>
      <text:p text:style-name="P15"><text:span text:style-name="T1">You can turn ChromeVox on or off from any page by pressing </text:span><text:span text:style-name="Strong_20_Emphasis"><text:span text:style-name="T3">Ctrl</text:span></text:span><text:span text:style-name="T1"> + </text:span><text:span text:style-name="Strong_20_Emphasis"><text:span text:style-name="T3">Alt</text:span></text:span><text:span text:style-name="T1"> + </text:span><text:span text:style-name="Strong_20_Emphasis"><text:span text:style-name="T3">z</text:span></text:span><text:span text:style-name="T1">. </text:span></text:p>
      <text:p text:style-name="P15"><text:span text:style-name="Strong_20_Emphasis"><text:span text:style-name="T3">On tablets</text:span></text:span><text:span text:style-name="T1">: Press and hold the </text:span><text:span text:style-name="Strong_20_Emphasis"><text:span text:style-name="T3">Volume down </text:span></text:span><text:span text:style-name="T1">+ </text:span><text:span text:style-name="Strong_20_Emphasis"><text:span text:style-name="T3">Volume up</text:span></text:span><text:span text:style-name="T1"> buttons for 5 seconds. While holding the buttons, you’ll hear a sound to indicate it’s working. Keep holding the buttons, then ChromeVox will start speaking.</text:span></text:p>
      <text:h text:style-name="P2" text:outline-level="2">Read a page</text:h>
      <text:p text:style-name="P15"><text:span text:style-name="Strong_20_Emphasis"><text:span text:style-name="T3">Tip</text:span></text:span><text:span text:style-name="T1">: To hear a description of your cursor’s current position on a page, press </text:span><text:span text:style-name="Strong_20_Emphasis"><text:span text:style-name="T3">Search </text:span></text:span><text:span text:style-name="T1"><draw:frame draw:style-name="fr1" draw:name="Image1" text:anchor-type="as-char" svg:width="0.1252in" svg:height="0.1252in" draw:z-index="0"><draw:image xlink:href="Pictures/1000000100000018000000188E674C094DD2C76B.png" xlink:type="simple" xlink:show="embed" xlink:actuate="onLoad" draw:mime-type="image/png"/></draw:frame></text:span><text:span text:style-name="T1"> + </text:span><text:span text:style-name="Strong_20_Emphasis"><text:span text:style-name="T3">k</text:span></text:span><text:span text:style-name="T1">. Or press </text:span><text:span text:style-name="Strong_20_Emphasis"><text:span text:style-name="T3">Launcher </text:span></text:span><text:span text:style-name="T1"><draw:frame draw:style-name="fr1" draw:name="Image2" text:anchor-type="as-char" svg:width="0.1252in" svg:height="0.1252in" draw:z-index="1"><draw:image xlink:href="Pictures/100000010000001800000018776A97BE47DABDE8.png" xlink:type="simple" xlink:show="embed" xlink:actuate="onLoad" draw:mime-type="image/png"/></draw:frame></text:span><text:span text:style-name="T1"> </text:span><text:span text:style-name="Strong_20_Emphasis"><text:span text:style-name="T3">+ k</text:span></text:span><text:span text:style-name="T1">.</text:span></text:p>
      <text:h text:style-name="Heading_20_2" text:outline-level="2">Choose text with your cursor</text:h>
      <text:p text:style-name="P7">You can have ChromeVox read the text under your cursor.</text:p>
      <text:list xml:id="list3661068462" text:style-name="L1">
        <text:list-item>
          <text:p text:style-name="P17"><text:span text:style-name="T2">To open your ChromeVox options, press </text:span><text:span text:style-name="Strong_20_Emphasis"><text:span text:style-name="T4">Search </text:span></text:span><text:span text:style-name="T2"><draw:frame draw:style-name="fr1" draw:name="Image3" text:anchor-type="as-char" svg:width="0.1252in" svg:height="0.1252in" draw:z-index="2"><draw:image xlink:href="Pictures/1000000100000018000000188E674C094DD2C76B.png" xlink:type="simple" xlink:show="embed" xlink:actuate="onLoad" draw:mime-type="image/png"/></draw:frame></text:span><text:span text:style-name="Strong_20_Emphasis"><text:span text:style-name="T2"> </text:span></text:span><text:span text:style-name="Strong_20_Emphasis"><text:span text:style-name="T4">+ o + o</text:span></text:span><text:span text:style-name="T2">. Or press</text:span><text:span text:style-name="Strong_20_Emphasis"><text:span text:style-name="T2"> </text:span></text:span><text:span text:style-name="Strong_20_Emphasis"><text:span text:style-name="T4">Launcher </text:span></text:span><text:span text:style-name="T2"><draw:frame draw:style-name="fr1" draw:name="Image4" text:anchor-type="as-char" svg:width="0.1252in" svg:height="0.1252in" draw:z-index="3"><draw:image xlink:href="Pictures/100000010000001800000018776A97BE47DABDE8.png" xlink:type="simple" xlink:show="embed" xlink:actuate="onLoad" draw:mime-type="image/png"/></draw:frame></text:span><text:span text:style-name="Strong_20_Emphasis"><text:span text:style-name="T2"> </text:span></text:span><text:span text:style-name="Strong_20_Emphasis"><text:span text:style-name="T4">+ o + o</text:span></text:span><text:span text:style-name="T2">.  </text:span></text:p>
        </text:list-item>
        <text:list-item>
          <text:p text:style-name="P17"><text:span text:style-name="T2">Turn on </text:span><text:span text:style-name="Strong_20_Emphasis"><text:span text:style-name="T4">Speak text</text:span></text:span><text:span text:style-name="T2"> </text:span><text:span text:style-name="Strong_20_Emphasis"><text:span text:style-name="T4">under the mouse</text:span></text:span><text:span text:style-name="T2">.</text:span></text:p>
        </text:list-item>
        <text:list-item>
          <text:p text:style-name="P23">Move your cursor around the screen and hear text spoken aloud. </text:p>
        </text:list-item>
      </text:list>
      <text:h text:style-name="Heading_20_2" text:outline-level="2">Move to different tabs and windows</text:h>
      <table:table table:name="Table1" table:style-name="Table1">
        <table:table-column table:style-name="Table1.A"/>
        <table:table-column table:style-name="Table1.B"/>
        <table:table-row table:style-name="TableLine1655867521648">
          <table:table-cell table:style-name="Table1.A1" office:value-type="string">
            <text:p text:style-name="P12">Open a new window</text:p>
          </table:table-cell>
          <table:table-cell table:style-name="Table1.A1" office:value-type="string">
            <text:p text:style-name="Table_20_Contents"><text:span text:style-name="Strong_20_Emphasis"><text:span text:style-name="T7">Ctrl + n</text:span></text:span></text:p>
          </table:table-cell>
        </table:table-row>
        <table:table-row table:style-name="TableLine1655867527408">
          <table:table-cell table:style-name="Table1.A2" office:value-type="string">
            <text:p text:style-name="P12">Open a new window in Incognito mode</text:p>
          </table:table-cell>
          <table:table-cell table:style-name="Table1.A2" office:value-type="string">
            <text:p text:style-name="Table_20_Contents"><text:span text:style-name="Strong_20_Emphasis"><text:span text:style-name="T7">Shift + Ctrl + n</text:span></text:span></text:p>
          </table:table-cell>
        </table:table-row>
        <table:table-row table:style-name="TableLine1655867518480">
          <table:table-cell table:style-name="Table1.A1" office:value-type="string">
            <text:p text:style-name="P12">Open a new tab</text:p>
          </table:table-cell>
          <table:table-cell table:style-name="Table1.A1" office:value-type="string">
            <text:p text:style-name="Table_20_Contents"><text:span text:style-name="Strong_20_Emphasis"><text:span text:style-name="T7">Ctrl + t</text:span></text:span></text:p>
          </table:table-cell>
        </table:table-row>
        <table:table-row table:style-name="TableLine1655867521936">
          <table:table-cell table:style-name="Table1.A2" office:value-type="string">
            <text:p text:style-name="P12">Open a file in the browser</text:p>
          </table:table-cell>
          <table:table-cell table:style-name="Table1.A2" office:value-type="string">
            <text:p text:style-name="Table_20_Contents"><text:span text:style-name="Strong_20_Emphasis"><text:span text:style-name="T7">Ctrl + o</text:span></text:span></text:p>
          </table:table-cell>
        </table:table-row>
        <table:table-row table:style-name="TableLine1655867532304">
          <table:table-cell table:style-name="Table1.A1" office:value-type="string">
            <text:p text:style-name="P12">Close the current tab</text:p>
          </table:table-cell>
          <table:table-cell table:style-name="Table1.A1" office:value-type="string">
            <text:p text:style-name="Table_20_Contents"><text:span text:style-name="Strong_20_Emphasis"><text:span text:style-name="T7">Ctrl + w</text:span></text:span></text:p>
          </table:table-cell>
        </table:table-row>
        <table:table-row table:style-name="TableLine1655867523088">
          <table:table-cell table:style-name="Table1.A2" office:value-type="string">
            <text:p text:style-name="P12">Close the current window </text:p>
          </table:table-cell>
          <table:table-cell table:style-name="Table1.A2" office:value-type="string">
            <text:p text:style-name="Table_20_Contents"><text:span text:style-name="Strong_20_Emphasis"><text:span text:style-name="T7">Shift + Ctrl + w</text:span></text:span></text:p>
          </table:table-cell>
        </table:table-row>
        <table:table-row table:style-name="TableLine1655867518768">
          <table:table-cell table:style-name="Table1.A1" office:value-type="string">
            <text:p text:style-name="P12">Reopen the last tab or window you closed</text:p>
          </table:table-cell>
          <table:table-cell table:style-name="Table1.A1" office:value-type="string">
            <text:p text:style-name="Table_20_Contents"><text:span text:style-name="Strong_20_Emphasis"><text:span text:style-name="T7">Shift + Ctrl + t</text:span></text:span></text:p>
          </table:table-cell>
        </table:table-row>
        <table:table-row table:style-name="TableLine1655867532592">
          <table:table-cell table:style-name="Table1.A2" office:value-type="string">
            <text:p text:style-name="P12">Go to tabs 1-8 in the window</text:p>
          </table:table-cell>
          <table:table-cell table:style-name="Table1.A2" office:value-type="string">
            <text:p text:style-name="Table_20_Contents"><text:span text:style-name="Strong_20_Emphasis"><text:span text:style-name="T7">Ctrl + 1 </text:span></text:span><text:span text:style-name="T6">through</text:span><text:span text:style-name="Strong_20_Emphasis"><text:span text:style-name="T6"> </text:span></text:span><text:span text:style-name="Strong_20_Emphasis"><text:span text:style-name="T7">Ctrl + 8</text:span></text:span></text:p>
          </table:table-cell>
        </table:table-row>
        <table:table-row table:style-name="TableLine1655867520208">
          <table:table-cell table:style-name="Table1.A1" office:value-type="string">
            <text:p text:style-name="P12">Go to the last tab in the window</text:p>
          </table:table-cell>
          <table:table-cell table:style-name="Table1.A1" office:value-type="string">
            <text:p text:style-name="Table_20_Contents"><text:span text:style-name="Strong_20_Emphasis"><text:span text:style-name="T7">Ctrl + 9</text:span></text:span></text:p>
          </table:table-cell>
        </table:table-row>
        <table:table-row table:style-name="TableLine1655867528272">
          <table:table-cell table:style-name="Table1.A2" office:value-type="string">
            <text:p text:style-name="P12">Go to the next tab in the window</text:p>
          </table:table-cell>
          <table:table-cell table:style-name="Table1.A2" office:value-type="string">
            <text:p text:style-name="Table_20_Contents"><text:span text:style-name="Strong_20_Emphasis"><text:span text:style-name="T7">Ctrl + Tab</text:span></text:span></text:p>
          </table:table-cell>
        </table:table-row>
        <table:table-row table:style-name="TableLine1655867522512">
          <table:table-cell table:style-name="Table1.A1" office:value-type="string">
            <text:p text:style-name="P12">Go to the previous tab in the window</text:p>
          </table:table-cell>
          <table:table-cell table:style-name="Table1.A1" office:value-type="string">
            <text:p text:style-name="Table_20_Contents"><text:span text:style-name="Strong_20_Emphasis"><text:span text:style-name="T7">Shift + Ctrl + Tab</text:span></text:span></text:p>
          </table:table-cell>
        </table:table-row>
        <table:table-row table:style-name="TableLine1655867530576">
          <table:table-cell table:style-name="Table1.A2" office:value-type="string">
            <text:p text:style-name="P12">Switch quickly between windows</text:p>
          </table:table-cell>
          <table:table-cell table:style-name="Table1.A2" office:value-type="string">
            <text:p text:style-name="Table_20_Contents"><text:span text:style-name="T6">Press &amp; hold </text:span><text:span text:style-name="Strong_20_Emphasis"><text:span text:style-name="T7">Alt</text:span></text:span><text:span text:style-name="T6">, tap</text:span><text:span text:style-name="Strong_20_Emphasis"><text:span text:style-name="T6"> </text:span></text:span><text:span text:style-name="Strong_20_Emphasis"><text:span text:style-name="T7">Tab </text:span></text:span><text:span text:style-name="T6">until you get to the window you want to open, then release.</text:span></text:p>
          </table:table-cell>
        </table:table-row>
        <table:table-row table:style-name="TableLine1655867524816">
          <table:table-cell table:style-name="Table1.A1" office:value-type="string">
            <text:p text:style-name="P12">Open the window you used least recently</text:p>
          </table:table-cell>
          <table:table-cell table:style-name="Table1.A1" office:value-type="string">
            <text:p text:style-name="Table_20_Contents"><text:span text:style-name="T6">Press &amp; hold </text:span><text:span text:style-name="Strong_20_Emphasis"><text:span text:style-name="T7">Shift + Alt</text:span></text:span><text:span text:style-name="T6">, tap</text:span><text:span text:style-name="Strong_20_Emphasis"><text:span text:style-name="T6"> </text:span></text:span><text:span text:style-name="Strong_20_Emphasis"><text:span text:style-name="T7">Tab</text:span></text:span><text:span text:style-name="T6"> until you get to the window you want to open, then release. </text:span></text:p>
          </table:table-cell>
        </table:table-row>
        <table:table-row table:style-name="TableLine1655867517904">
          <table:table-cell table:style-name="Table1.A2" office:value-type="string">
            <text:p text:style-name="P12">Go to previous page in your browsing history</text:p>
          </table:table-cell>
          <table:table-cell table:style-name="Table1.A2" office:value-type="string">
            <text:p text:style-name="Table_20_Contents"><text:span text:style-name="Strong_20_Emphasis"><text:span text:style-name="T7">Alt + Left arrow </text:span></text:span><text:span text:style-name="T6"><draw:frame draw:style-name="fr1" draw:name="Image5" text:anchor-type="as-char" svg:width="0.1252in" svg:height="0.1252in" draw:z-index="32"><draw:image xlink:href="Pictures/100000010000001800000018A8FFF675E744046D.png" xlink:type="simple" xlink:show="embed" xlink:actuate="onLoad" draw:mime-type="image/png"/></draw:frame></text:span></text:p>
          </table:table-cell>
        </table:table-row>
        <text:soft-page-break/>
        <table:table-row table:style-name="TableLine1655867519344">
          <table:table-cell table:style-name="Table1.A1" office:value-type="string">
            <text:p text:style-name="P12">Go to next page in your browsing history </text:p>
          </table:table-cell>
          <table:table-cell table:style-name="Table1.A1" office:value-type="string">
            <text:p text:style-name="Table_20_Contents"><text:span text:style-name="Strong_20_Emphasis"><text:span text:style-name="T7">Alt + Right arrow</text:span></text:span><text:span text:style-name="T6"> </text:span><text:span text:style-name="T6"><draw:frame draw:style-name="fr1" draw:name="Image6" text:anchor-type="as-char" svg:width="0.1252in" svg:height="0.1252in" draw:z-index="33"><draw:image xlink:href="Pictures/100000010000001800000018AA2424429D049814.png" xlink:type="simple" xlink:show="embed" xlink:actuate="onLoad" draw:mime-type="image/png"/></draw:frame></text:span></text:p>
          </table:table-cell>
        </table:table-row>
        <table:table-row table:style-name="TableLine1655867532880">
          <table:table-cell table:style-name="Table1.A2" office:value-type="string">
            <text:p text:style-name="P12">Open the webpage in a new tab</text:p>
          </table:table-cell>
          <table:table-cell table:style-name="Table1.A2" office:value-type="string">
            <text:p text:style-name="Table_20_Contents"><text:span text:style-name="T6">Type a web address (URL) in the address bar, then press </text:span><text:span text:style-name="Strong_20_Emphasis"><text:span text:style-name="T7">Alt + Enter</text:span></text:span></text:p>
          </table:table-cell>
        </table:table-row>
        <table:table-row table:style-name="TableLine1655867519632">
          <table:table-cell table:style-name="Table1.A1" office:value-type="string">
            <text:p text:style-name="P12">Dock a window on the left</text:p>
          </table:table-cell>
          <table:table-cell table:style-name="Table1.A1" office:value-type="string">
            <text:p text:style-name="Table_20_Contents"><text:span text:style-name="Strong_20_Emphasis"><text:span text:style-name="T7">Alt + [ </text:span></text:span><text:span text:style-name="T6">(left square bracket)</text:span></text:p>
          </table:table-cell>
        </table:table-row>
        <table:table-row table:style-name="TableLine1655867533168">
          <table:table-cell table:style-name="Table1.A2" office:value-type="string">
            <text:p text:style-name="P12">Dock a window on the right</text:p>
          </table:table-cell>
          <table:table-cell table:style-name="Table1.A2" office:value-type="string">
            <text:p text:style-name="Table_20_Contents"><text:span text:style-name="Strong_20_Emphasis"><text:span text:style-name="T7">Alt + ] </text:span></text:span><text:span text:style-name="T6">(right square bracket)</text:span></text:p>
          </table:table-cell>
        </table:table-row>
        <table:table-row table:style-name="TableLine1655867517328">
          <table:table-cell table:style-name="Table1.A1" office:value-type="string">
            <text:p text:style-name="P12">Maximize window</text:p>
          </table:table-cell>
          <table:table-cell table:style-name="Table1.A1" office:value-type="string">
            <text:p text:style-name="Table_20_Contents"><text:span text:style-name="Strong_20_Emphasis"><text:span text:style-name="T7">Alt + =</text:span></text:span></text:p>
          </table:table-cell>
        </table:table-row>
        <table:table-row table:style-name="TableLine1655867522800">
          <table:table-cell table:style-name="Table1.A2" office:value-type="string">
            <text:p text:style-name="P12">Minimize window</text:p>
          </table:table-cell>
          <table:table-cell table:style-name="Table1.A2" office:value-type="string">
            <text:p text:style-name="Table_20_Contents"><text:span text:style-name="Strong_20_Emphasis"><text:span text:style-name="T7">Alt + </text:span></text:span><text:span text:style-name="T6">-</text:span><text:span text:style-name="Strong_20_Emphasis"><text:span text:style-name="T6"> </text:span></text:span><text:span text:style-name="Strong_20_Emphasis"><text:span text:style-name="T7">(minus)</text:span></text:span></text:p>
          </table:table-cell>
        </table:table-row>
        <table:table-row table:style-name="TableLine1655867519920">
          <table:table-cell table:style-name="Table1.A1" office:value-type="string">
            <text:p text:style-name="P12">Switch windows between screens (when your Chromebook is connected to a monitor)</text:p>
          </table:table-cell>
          <table:table-cell table:style-name="Table1.A1" office:value-type="string">
            <text:p text:style-name="P14"><text:span text:style-name="Strong_20_Emphasis"><text:span text:style-name="T7">Search </text:span></text:span><text:span text:style-name="Strong_20_Emphasis"><text:span text:style-name="T7"><draw:frame draw:style-name="fr1" draw:name="Image7" text:anchor-type="as-char" svg:width="0.1252in" svg:height="0.1252in" draw:z-index="34"><draw:image xlink:href="Pictures/1000000100000018000000188E674C094DD2C76B.png" xlink:type="simple" xlink:show="embed" xlink:actuate="onLoad" draw:mime-type="image/png"/></draw:frame></text:span></text:span><text:span text:style-name="Strong_20_Emphasis"><text:span text:style-name="T7"> + Alt + m</text:span></text:span><text:span text:style-name="T6"> (or) </text:span></text:p>
            <text:p text:style-name="P14"><text:span text:style-name="Strong_20_Emphasis"><text:span text:style-name="T7">Launcher </text:span></text:span><text:span text:style-name="Strong_20_Emphasis"><text:span text:style-name="T7"><draw:frame draw:style-name="fr1" draw:name="Image8" text:anchor-type="as-char" svg:width="0.1252in" svg:height="0.1252in" draw:z-index="35"><draw:image xlink:href="Pictures/100000010000001800000018776A97BE47DABDE8.png" xlink:type="simple" xlink:show="embed" xlink:actuate="onLoad" draw:mime-type="image/png"/></draw:frame></text:span></text:span><text:span text:style-name="Strong_20_Emphasis"><text:span text:style-name="T7"> + Alt + m</text:span></text:span></text:p>
          </table:table-cell>
        </table:table-row>
        <table:table-row table:style-name="TableLine1655867530864">
          <table:table-cell table:style-name="Table1.A2" office:value-type="string">
            <text:p text:style-name="P12">Open tabs menu</text:p>
          </table:table-cell>
          <table:table-cell table:style-name="Table1.A2" office:value-type="string">
            <text:p text:style-name="P14"><text:span text:style-name="T6">Press and hold </text:span><text:span text:style-name="Strong_20_Emphasis"><text:span text:style-name="T7">Ctrl</text:span></text:span><text:span text:style-name="T6">, tap </text:span><text:span text:style-name="Strong_20_Emphasis"><text:span text:style-name="T7">Forward</text:span></text:span><text:span text:style-name="T6"> </text:span><text:span text:style-name="T6"><draw:frame draw:style-name="fr1" draw:name="Image9" text:anchor-type="as-char" svg:width="0.1252in" svg:height="0.1252in" draw:z-index="36"><draw:image xlink:href="Pictures/10000001000000180000001887E4372E270A003E.png" xlink:type="simple" xlink:show="embed" xlink:actuate="onLoad" draw:mime-type="image/png"/></draw:frame></text:span><text:span text:style-name="T6"> or </text:span><text:span text:style-name="Strong_20_Emphasis"><text:span text:style-name="T7">Back</text:span></text:span><text:span text:style-name="T6"> </text:span><text:span text:style-name="T6"><draw:frame draw:style-name="fr1" draw:name="Image10" text:anchor-type="as-char" svg:width="0.1252in" svg:height="0.1252in" draw:z-index="37"><draw:image xlink:href="Pictures/100000010000001800000018702F8825FEA8A313.png" xlink:type="simple" xlink:show="embed" xlink:actuate="onLoad" draw:mime-type="image/png"/></draw:frame></text:span><text:span text:style-name="T6"> until a tab is selected.</text:span></text:p>
            <text:p text:style-name="P14"><text:span text:style-name="T6">Then press </text:span><text:span text:style-name="Strong_20_Emphasis"><text:span text:style-name="T7">Search</text:span></text:span><text:span text:style-name="T6"> </text:span><text:span text:style-name="T6"><draw:frame draw:style-name="fr1" draw:name="Image11" text:anchor-type="as-char" svg:width="0.1252in" svg:height="0.1252in" draw:z-index="38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 </text:span></text:span><text:span text:style-name="T6">+ </text:span><text:span text:style-name="Strong_20_Emphasis"><text:span text:style-name="T7">Volume up </text:span></text:span><text:span text:style-name="T6"><draw:frame draw:style-name="fr1" draw:name="Image12" text:anchor-type="as-char" svg:width="0.1252in" svg:height="0.1252in" draw:z-index="39"><draw:image xlink:href="Pictures/100000010000001800000018642AF68B7A164462.png" xlink:type="simple" xlink:show="embed" xlink:actuate="onLoad" draw:mime-type="image/png"/></draw:frame></text:span><text:span text:style-name="T6">. Or press </text:span><text:span text:style-name="Strong_20_Emphasis"><text:span text:style-name="T7">Launcher </text:span></text:span><text:span text:style-name="T6"><draw:frame draw:style-name="fr1" draw:name="Image13" text:anchor-type="as-char" svg:width="0.1252in" svg:height="0.1252in" draw:z-index="40"><draw:image xlink:href="Pictures/100000010000001800000018776A97BE47DABDE8.png" xlink:type="simple" xlink:show="embed" xlink:actuate="onLoad" draw:mime-type="image/png"/></draw:frame></text:span><text:span text:style-name="Strong_20_Emphasis"><text:span text:style-name="T6"> </text:span></text:span><text:span text:style-name="Strong_20_Emphasis"><text:span text:style-name="T7">+ Shift + Volume up</text:span></text:span><text:span text:style-name="T6"> </text:span><text:span text:style-name="T6"><draw:frame draw:style-name="fr1" draw:name="Image14" text:anchor-type="as-char" svg:width="0.1252in" svg:height="0.1252in" draw:z-index="41"><draw:image xlink:href="Pictures/100000010000001800000018642AF68B7A164462.png" xlink:type="simple" xlink:show="embed" xlink:actuate="onLoad" draw:mime-type="image/png"/></draw:frame></text:span><text:span text:style-name="T6">.</text:span></text:p>
          </table:table-cell>
        </table:table-row>
      </table:table>
      <text:h text:style-name="Heading_20_2" text:outline-level="2">Move through a page with keyboard shortcuts</text:h>
      <text:p text:style-name="P16"><text:span text:style-name="Strong_20_Emphasis"><text:span text:style-name="T4">Important: </text:span></text:span><text:span text:style-name="T2">Depending on your keyboard, you can press the Search </text:span><text:span text:style-name="T2"><draw:frame draw:style-name="fr1" draw:name="Image15" text:anchor-type="as-char" svg:width="0.1252in" svg:height="0.1252in" draw:z-index="4"><draw:image xlink:href="Pictures/1000000100000018000000188E674C094DD2C76B.png" xlink:type="simple" xlink:show="embed" xlink:actuate="onLoad" draw:mime-type="image/png"/></draw:frame></text:span><text:span text:style-name="T2"> key or Launcher key</text:span><text:span text:style-name="T2"><draw:frame draw:style-name="fr1" draw:name="Image16" text:anchor-type="as-char" svg:width="0.1252in" svg:height="0.1252in" draw:z-index="5"><draw:image xlink:href="Pictures/100000010000001800000018776A97BE47DABDE8.png" xlink:type="simple" xlink:show="embed" xlink:actuate="onLoad" draw:mime-type="image/png"/></draw:frame></text:span><text:span text:style-name="T2"> for some shortcuts. Both keys work the same. </text:span></text:p>
      <table:table table:name="Table2" table:style-name="Table2">
        <table:table-column table:style-name="Table2.A"/>
        <table:table-column table:style-name="Table2.B"/>
        <table:table-row table:style-name="TableLine1655867531728">
          <table:table-cell table:style-name="Table2.A1" office:value-type="string">
            <text:p text:style-name="P12">Next button</text:p>
          </table:table-cell>
          <table:table-cell table:style-name="Table2.A1" office:value-type="string">
            <text:p text:style-name="P14"><text:span text:style-name="Strong_20_Emphasis"><text:span text:style-name="T7">Search</text:span></text:span><text:span text:style-name="T6"> </text:span><text:span text:style-name="T6"><draw:frame draw:style-name="fr1" draw:name="Image17" text:anchor-type="as-char" svg:width="0.1252in" svg:height="0.1252in" draw:z-index="42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b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18" text:anchor-type="as-char" svg:width="0.1252in" svg:height="0.1252in" draw:z-index="43"><draw:image xlink:href="Pictures/100000010000001800000018776A97BE47DABDE8.png" xlink:type="simple" xlink:show="embed" xlink:actuate="onLoad" draw:mime-type="image/png"/></draw:frame></text:span><text:span text:style-name="Strong_20_Emphasis"><text:span text:style-name="T6"> </text:span></text:span><text:span text:style-name="T6">+</text:span><text:span text:style-name="Strong_20_Emphasis"><text:span text:style-name="T6"> </text:span></text:span><text:span text:style-name="Strong_20_Emphasis"><text:span text:style-name="T7">b</text:span></text:span></text:p>
          </table:table-cell>
        </table:table-row>
        <table:table-row table:style-name="TableLine1655867525680">
          <table:table-cell table:style-name="Table2.A2" office:value-type="string">
            <text:p text:style-name="P12">Previous button</text:p>
          </table:table-cell>
          <table:table-cell table:style-name="Table2.A2" office:value-type="string">
            <text:p text:style-name="P14"><text:span text:style-name="Strong_20_Emphasis"><text:span text:style-name="T7">Search</text:span></text:span><text:span text:style-name="T6"> </text:span><text:span text:style-name="T6"><draw:frame draw:style-name="fr1" draw:name="Image19" text:anchor-type="as-char" svg:width="0.1252in" svg:height="0.1252in" draw:z-index="44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b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20" text:anchor-type="as-char" svg:width="0.1252in" svg:height="0.1252in" draw:z-index="45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b</text:span></text:span></text:p>
          </table:table-cell>
        </table:table-row>
        <table:table-row table:style-name="TableLine1655867531152">
          <table:table-cell table:style-name="Table2.A1" office:value-type="string">
            <text:p text:style-name="P12">Next character</text:p>
          </table:table-cell>
          <table:table-cell table:style-name="Table2.A1" office:value-type="string">
            <text:p text:style-name="P14"><text:span text:style-name="Strong_20_Emphasis"><text:span text:style-name="T7">Search</text:span></text:span><text:span text:style-name="T6"> </text:span><text:span text:style-name="T6"><draw:frame draw:style-name="fr1" draw:name="Image21" text:anchor-type="as-char" svg:width="0.1252in" svg:height="0.1252in" draw:z-index="46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Right arrow</text:span></text:span><text:span text:style-name="T6"> </text:span><text:span text:style-name="T6"><draw:frame draw:style-name="fr1" draw:name="Image22" text:anchor-type="as-char" svg:width="0.1252in" svg:height="0.1252in" draw:z-index="47"><draw:image xlink:href="Pictures/100000010000001800000018AA2424429D049814.png" xlink:type="simple" xlink:show="embed" xlink:actuate="onLoad" draw:mime-type="image/png"/></draw:frame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23" text:anchor-type="as-char" svg:width="0.1252in" svg:height="0.1252in" draw:z-index="48"><draw:image xlink:href="Pictures/100000010000001800000018776A97BE47DABDE8.png" xlink:type="simple" xlink:show="embed" xlink:actuate="onLoad" draw:mime-type="image/png"/></draw:frame></text:span><text:span text:style-name="Strong_20_Emphasis"><text:span text:style-name="T6"> </text:span></text:span><text:span text:style-name="T6">+</text:span><text:span text:style-name="Strong_20_Emphasis"><text:span text:style-name="T6"> </text:span></text:span><text:span text:style-name="Strong_20_Emphasis"><text:span text:style-name="T7">Shift </text:span></text:span><text:span text:style-name="T6">+</text:span><text:span text:style-name="Strong_20_Emphasis"><text:span text:style-name="T6"> </text:span></text:span><text:span text:style-name="Strong_20_Emphasis"><text:span text:style-name="T7">Right Arrow </text:span></text:span><text:span text:style-name="T6"><draw:frame draw:style-name="fr1" draw:name="Image24" text:anchor-type="as-char" svg:width="0.1252in" svg:height="0.1252in" draw:z-index="49"><draw:image xlink:href="Pictures/100000010000001800000018AA2424429D049814.png" xlink:type="simple" xlink:show="embed" xlink:actuate="onLoad" draw:mime-type="image/png"/></draw:frame></text:span></text:p>
          </table:table-cell>
        </table:table-row>
        <table:table-row table:style-name="TableLine1655867517616">
          <table:table-cell table:style-name="Table2.A2" office:value-type="string">
            <text:p text:style-name="P12">Previous character</text:p>
          </table:table-cell>
          <table:table-cell table:style-name="Table2.A2" office:value-type="string">
            <text:p text:style-name="P14"><text:span text:style-name="Strong_20_Emphasis"><text:span text:style-name="T7">Search</text:span></text:span><text:span text:style-name="T6"> </text:span><text:span text:style-name="T6"><draw:frame draw:style-name="fr1" draw:name="Image25" text:anchor-type="as-char" svg:width="0.1252in" svg:height="0.1252in" draw:z-index="50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Left arrow </text:span></text:span><text:span text:style-name="T6"><draw:frame draw:style-name="fr1" draw:name="Image26" text:anchor-type="as-char" svg:width="0.1252in" svg:height="0.1252in" draw:z-index="51"><draw:image xlink:href="Pictures/100000010000001800000018A8FFF675E744046D.png" xlink:type="simple" xlink:show="embed" xlink:actuate="onLoad" draw:mime-type="image/png"/></draw:frame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27" text:anchor-type="as-char" svg:width="0.1252in" svg:height="0.1252in" draw:z-index="52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Left</text:span></text:span><text:span text:style-name="T6"> </text:span><text:span text:style-name="Strong_20_Emphasis"><text:span text:style-name="T7">arrow </text:span></text:span><text:span text:style-name="T6"><draw:frame draw:style-name="fr1" draw:name="Image28" text:anchor-type="as-char" svg:width="0.1252in" svg:height="0.1252in" draw:z-index="53"><draw:image xlink:href="Pictures/100000010000001800000018A8FFF675E744046D.png" xlink:type="simple" xlink:show="embed" xlink:actuate="onLoad" draw:mime-type="image/png"/></draw:frame></text:span></text:p>
          </table:table-cell>
        </table:table-row>
        <table:table-row table:style-name="TableLine1655867525968">
          <table:table-cell table:style-name="Table2.A1" office:value-type="string">
            <text:p text:style-name="P12">Next checkbox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29" text:anchor-type="as-char" svg:width="0.1252in" svg:height="0.1252in" draw:z-index="54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x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30" text:anchor-type="as-char" svg:width="0.1252in" svg:height="0.1252in" draw:z-index="55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x</text:span></text:span></text:p>
          </table:table-cell>
        </table:table-row>
        <table:table-row table:style-name="TableLine1655867531440">
          <table:table-cell table:style-name="Table2.A2" office:value-type="string">
            <text:p text:style-name="P12">Previous checkbox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31" text:anchor-type="as-char" svg:width="0.1252in" svg:height="0.1252in" draw:z-index="98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x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32" text:anchor-type="as-char" svg:width="0.1252in" svg:height="0.1252in" draw:z-index="99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x</text:span></text:span></text:p>
          </table:table-cell>
        </table:table-row>
        <table:table-row table:style-name="TableLine1655867526256">
          <table:table-cell table:style-name="Table2.A1" office:value-type="string">
            <text:p text:style-name="P12">Next combo box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33" text:anchor-type="as-char" svg:width="0.1252in" svg:height="0.1252in" draw:z-index="100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c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34" text:anchor-type="as-char" svg:width="0.1252in" svg:height="0.1252in" draw:z-index="101"><draw:image xlink:href="Pictures/100000010000001800000018776A97BE47DABDE8.png" xlink:type="simple" xlink:show="embed" xlink:actuate="onLoad" draw:mime-type="image/png"/></draw:frame></text:span><text:span text:style-name="Strong_20_Emphasis"><text:span text:style-name="T6"> </text:span></text:span><text:span text:style-name="T6">+ </text:span><text:span text:style-name="Strong_20_Emphasis"><text:span text:style-name="T7">c</text:span></text:span></text:p>
          </table:table-cell>
        </table:table-row>
        <table:table-row table:style-name="TableLine1655867526544">
          <table:table-cell table:style-name="Table2.A2" office:value-type="string">
            <text:p text:style-name="P12">Previous combo box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35" text:anchor-type="as-char" svg:width="0.1252in" svg:height="0.1252in" draw:z-index="102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c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36" text:anchor-type="as-char" svg:width="0.1252in" svg:height="0.1252in" draw:z-index="103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c</text:span></text:span></text:p>
          </table:table-cell>
        </table:table-row>
        <table:table-row table:style-name="TableLine1655867529424">
          <table:table-cell table:style-name="Table2.A1" office:value-type="string">
            <text:p text:style-name="P12">Next editable text area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37" text:anchor-type="as-char" svg:width="0.1252in" svg:height="0.1252in" draw:z-index="104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e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38" text:anchor-type="as-char" svg:width="0.1252in" svg:height="0.1252in" draw:z-index="105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e</text:span></text:span></text:p>
          </table:table-cell>
        </table:table-row>
        <table:table-row table:style-name="TableLine1655872520944">
          <table:table-cell table:style-name="Table2.A2" office:value-type="string">
            <text:p text:style-name="P12">Previous editable text area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39" text:anchor-type="as-char" svg:width="0.1252in" svg:height="0.1252in" draw:z-index="106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e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40" text:anchor-type="as-char" svg:width="0.1252in" svg:height="0.1252in" draw:z-index="107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e</text:span></text:span></text:p>
          </table:table-cell>
        </table:table-row>
        <table:table-row table:style-name="TableLine1655872510576">
          <table:table-cell table:style-name="Table2.A1" office:value-type="string">
            <text:p text:style-name="P12">Next focusable item</text:p>
          </table:table-cell>
          <table:table-cell table:style-name="Table2.A1" office:value-type="string">
            <text:p text:style-name="Table_20_Contents"><text:span text:style-name="Strong_20_Emphasis"><text:span text:style-name="T7">Tab</text:span></text:span></text:p>
          </table:table-cell>
        </table:table-row>
        <table:table-row table:style-name="TableLine1655872519504">
          <table:table-cell table:style-name="Table2.A2" office:value-type="string">
            <text:p text:style-name="P12">Previous focusable item</text:p>
          </table:table-cell>
          <table:table-cell table:style-name="Table2.A2" office:value-type="string">
            <text:p text:style-name="Table_20_Contents"><text:span text:style-name="Strong_20_Emphasis"><text:span text:style-name="T7">Shift</text:span></text:span><text:span text:style-name="T6"> + </text:span><text:span text:style-name="Strong_20_Emphasis"><text:span text:style-name="T7">Tab</text:span></text:span></text:p>
          </table:table-cell>
        </table:table-row>
        <table:table-row table:style-name="TableLine1655872510288">
          <table:table-cell table:style-name="Table2.A1" office:value-type="string">
            <text:p text:style-name="P12">Next form field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41" text:anchor-type="as-char" svg:width="0.1252in" svg:height="0.1252in" draw:z-index="156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f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42" text:anchor-type="as-char" svg:width="0.1252in" svg:height="0.1252in" draw:z-index="157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f</text:span></text:span></text:p>
          </table:table-cell>
        </table:table-row>
        <text:soft-page-break/>
        <table:table-row table:style-name="TableLine1655872508272">
          <table:table-cell table:style-name="Table2.A2" office:value-type="string">
            <text:p text:style-name="P12">Previous form field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43" text:anchor-type="as-char" svg:width="0.1252in" svg:height="0.1252in" draw:z-index="158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f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44" text:anchor-type="as-char" svg:width="0.1252in" svg:height="0.1252in" draw:z-index="159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f</text:span></text:span></text:p>
          </table:table-cell>
        </table:table-row>
        <table:table-row table:style-name="TableLine1655872511728">
          <table:table-cell table:style-name="Table2.A1" office:value-type="string">
            <text:p text:style-name="P12">Next graphic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45" text:anchor-type="as-char" svg:width="0.1252in" svg:height="0.1252in" draw:z-index="160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g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46" text:anchor-type="as-char" svg:width="0.1252in" svg:height="0.1252in" draw:z-index="161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g</text:span></text:span></text:p>
          </table:table-cell>
        </table:table-row>
        <table:table-row table:style-name="TableLine1655872518640">
          <table:table-cell table:style-name="Table2.A2" office:value-type="string">
            <text:p text:style-name="P12">Previous graphic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47" text:anchor-type="as-char" svg:width="0.1252in" svg:height="0.1252in" draw:z-index="162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g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48" text:anchor-type="as-char" svg:width="0.1252in" svg:height="0.1252in" draw:z-index="163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g</text:span></text:span></text:p>
          </table:table-cell>
        </table:table-row>
        <table:table-row table:style-name="TableLine1655872522672">
          <table:table-cell table:style-name="Table2.A1" office:value-type="string">
            <text:p text:style-name="P12">Next group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49" text:anchor-type="as-char" svg:width="0.1252in" svg:height="0.1252in" draw:z-index="164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Down arrow </text:span></text:span><text:span text:style-name="T6"><draw:frame draw:style-name="fr1" draw:name="Image50" text:anchor-type="as-char" svg:width="0.1252in" svg:height="0.1252in" draw:z-index="165"><draw:image xlink:href="Pictures/100000010000001800000018AD347B047041915C.png" xlink:type="simple" xlink:show="embed" xlink:actuate="onLoad" draw:mime-type="image/png"/></draw:frame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51" text:anchor-type="as-char" svg:width="0.1252in" svg:height="0.1252in" draw:z-index="166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Down arrow </text:span></text:span><text:span text:style-name="T6"><draw:frame draw:style-name="fr1" draw:name="Image52" text:anchor-type="as-char" svg:width="0.1252in" svg:height="0.1252in" draw:z-index="167"><draw:image xlink:href="Pictures/100000010000001800000018AD347B047041915C.png" xlink:type="simple" xlink:show="embed" xlink:actuate="onLoad" draw:mime-type="image/png"/></draw:frame></text:span></text:p>
          </table:table-cell>
        </table:table-row>
        <table:table-row table:style-name="TableLine1655872522960">
          <table:table-cell table:style-name="Table2.A2" office:value-type="string">
            <text:p text:style-name="P12">Previous group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53" text:anchor-type="as-char" svg:width="0.1252in" svg:height="0.1252in" draw:z-index="168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Up arrow</text:span></text:span><text:span text:style-name="T6"> </text:span><text:span text:style-name="T6"><draw:frame draw:style-name="fr1" draw:name="Image54" text:anchor-type="as-char" svg:width="0.1252in" svg:height="0.1252in" draw:z-index="169"><draw:image xlink:href="Pictures/10000001000000180000001826BB484222402B95.png" xlink:type="simple" xlink:show="embed" xlink:actuate="onLoad" draw:mime-type="image/png"/></draw:frame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55" text:anchor-type="as-char" svg:width="0.1252in" svg:height="0.1252in" draw:z-index="170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Up arrow </text:span></text:span><text:span text:style-name="T6"><draw:frame draw:style-name="fr1" draw:name="Image56" text:anchor-type="as-char" svg:width="0.1252in" svg:height="0.1252in" draw:z-index="171"><draw:image xlink:href="Pictures/10000001000000180000001826BB484222402B95.png" xlink:type="simple" xlink:show="embed" xlink:actuate="onLoad" draw:mime-type="image/png"/></draw:frame></text:span></text:p>
          </table:table-cell>
        </table:table-row>
        <table:table-row table:style-name="TableLine1655872519216">
          <table:table-cell table:style-name="Table2.A1" office:value-type="string">
            <text:p text:style-name="P12">Next heading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57" text:anchor-type="as-char" svg:width="0.1252in" svg:height="0.1252in" draw:z-index="172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h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58" text:anchor-type="as-char" svg:width="0.1252in" svg:height="0.1252in" draw:z-index="173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h</text:span></text:span></text:p>
          </table:table-cell>
        </table:table-row>
        <table:table-row table:style-name="TableLine1655872514032">
          <table:table-cell table:style-name="Table2.A2" office:value-type="string">
            <text:p text:style-name="P12">Previous heading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59" text:anchor-type="as-char" svg:width="0.1252in" svg:height="0.1252in" draw:z-index="174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h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60" text:anchor-type="as-char" svg:width="0.1252in" svg:height="0.1252in" draw:z-index="175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h</text:span></text:span></text:p>
          </table:table-cell>
        </table:table-row>
        <table:table-row table:style-name="TableLine1655872512016">
          <table:table-cell table:style-name="Table2.A1" office:value-type="string">
            <text:p text:style-name="P12">Next Level 1 Heading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61" text:anchor-type="as-char" svg:width="0.1252in" svg:height="0.1252in" draw:z-index="108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1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62" text:anchor-type="as-char" svg:width="0.1252in" svg:height="0.1252in" draw:z-index="109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1</text:span></text:span></text:p>
          </table:table-cell>
        </table:table-row>
        <table:table-row table:style-name="TableLine1655872520368">
          <table:table-cell table:style-name="Table2.A2" office:value-type="string">
            <text:p text:style-name="P12">Previous Level 1 Heading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63" text:anchor-type="as-char" svg:width="0.1252in" svg:height="0.1252in" draw:z-index="110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1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64" text:anchor-type="as-char" svg:width="0.1252in" svg:height="0.1252in" draw:z-index="111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1</text:span></text:span></text:p>
          </table:table-cell>
        </table:table-row>
        <table:table-row table:style-name="TableLine1655872521232">
          <table:table-cell table:style-name="Table2.A1" office:value-type="string">
            <text:p text:style-name="P12">Next Level 2 Heading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65" text:anchor-type="as-char" svg:width="0.1252in" svg:height="0.1252in" draw:z-index="112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2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66" text:anchor-type="as-char" svg:width="0.1252in" svg:height="0.1252in" draw:z-index="113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2</text:span></text:span></text:p>
          </table:table-cell>
        </table:table-row>
        <table:table-row table:style-name="TableLine1655872510864">
          <table:table-cell table:style-name="Table2.A2" office:value-type="string">
            <text:p text:style-name="P12">Previous Level 2 Heading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67" text:anchor-type="as-char" svg:width="0.1252in" svg:height="0.1252in" draw:z-index="114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2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68" text:anchor-type="as-char" svg:width="0.1252in" svg:height="0.1252in" draw:z-index="115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2</text:span></text:span></text:p>
          </table:table-cell>
        </table:table-row>
        <table:table-row table:style-name="TableLine1655872517488">
          <table:table-cell table:style-name="Table2.A1" office:value-type="string">
            <text:p text:style-name="P12">Next Level 3 Heading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69" text:anchor-type="as-char" svg:width="0.1252in" svg:height="0.1252in" draw:z-index="116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3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70" text:anchor-type="as-char" svg:width="0.1252in" svg:height="0.1252in" draw:z-index="117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3</text:span></text:span></text:p>
          </table:table-cell>
        </table:table-row>
        <table:table-row table:style-name="TableLine1655872522096">
          <table:table-cell table:style-name="Table2.A2" office:value-type="string">
            <text:p text:style-name="P12">Previous Level 3 Heading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71" text:anchor-type="as-char" svg:width="0.1252in" svg:height="0.1252in" draw:z-index="118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3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72" text:anchor-type="as-char" svg:width="0.1252in" svg:height="0.1252in" draw:z-index="119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3</text:span></text:span></text:p>
          </table:table-cell>
        </table:table-row>
        <table:table-row table:style-name="TableLine1655872523824">
          <table:table-cell table:style-name="Table2.A1" office:value-type="string">
            <text:p text:style-name="P12">Next Level 4 Heading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73" text:anchor-type="as-char" svg:width="0.1252in" svg:height="0.1252in" draw:z-index="120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4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74" text:anchor-type="as-char" svg:width="0.1252in" svg:height="0.1252in" draw:z-index="121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4</text:span></text:span></text:p>
          </table:table-cell>
        </table:table-row>
        <table:table-row table:style-name="TableLine1655872518928">
          <table:table-cell table:style-name="Table2.A2" office:value-type="string">
            <text:p text:style-name="P12">Previous Level 4 Heading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75" text:anchor-type="as-char" svg:width="0.1252in" svg:height="0.1252in" draw:z-index="122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4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76" text:anchor-type="as-char" svg:width="0.1252in" svg:height="0.1252in" draw:z-index="123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4</text:span></text:span></text:p>
          </table:table-cell>
        </table:table-row>
        <table:table-row table:style-name="TableLine1655872507984">
          <table:table-cell table:style-name="Table2.A1" office:value-type="string">
            <text:p text:style-name="P12">Next Level 5 Heading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77" text:anchor-type="as-char" svg:width="0.1252in" svg:height="0.1252in" draw:z-index="124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5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78" text:anchor-type="as-char" svg:width="0.1252in" svg:height="0.1252in" draw:z-index="125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5</text:span></text:span></text:p>
          </table:table-cell>
        </table:table-row>
        <table:table-row table:style-name="TableLine1655872523536">
          <table:table-cell table:style-name="Table2.A2" office:value-type="string">
            <text:p text:style-name="P12">Previous Level 5 Heading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79" text:anchor-type="as-char" svg:width="0.1252in" svg:height="0.1252in" draw:z-index="126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5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80" text:anchor-type="as-char" svg:width="0.1252in" svg:height="0.1252in" draw:z-index="127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5</text:span></text:span></text:p>
          </table:table-cell>
        </table:table-row>
        <table:table-row table:style-name="TableLine1655872520656">
          <table:table-cell table:style-name="Table2.A1" office:value-type="string">
            <text:p text:style-name="P12">Next Level 6 Heading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81" text:anchor-type="as-char" svg:width="0.1252in" svg:height="0.1252in" draw:z-index="176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6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82" text:anchor-type="as-char" svg:width="0.1252in" svg:height="0.1252in" draw:z-index="177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6</text:span></text:span></text:p>
          </table:table-cell>
        </table:table-row>
        <table:table-row table:style-name="TableLine1655872516048">
          <table:table-cell table:style-name="Table2.A2" office:value-type="string">
            <text:p text:style-name="P12">Previous Level 6 Heading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83" text:anchor-type="as-char" svg:width="0.1252in" svg:height="0.1252in" draw:z-index="178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6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84" text:anchor-type="as-char" svg:width="0.1252in" svg:height="0.1252in" draw:z-index="179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6</text:span></text:span></text:p>
          </table:table-cell>
        </table:table-row>
        <table:table-row table:style-name="TableLine1655872515184">
          <table:table-cell table:style-name="Table2.A1" office:value-type="string">
            <text:p text:style-name="P12">Next landmark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85" text:anchor-type="as-char" svg:width="0.1252in" svg:height="0.1252in" draw:z-index="180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;</text:span></text:span><text:span text:style-name="T6"> (semicolon) (or)</text:span></text:p>
            <text:p text:style-name="P14"><text:span text:style-name="Strong_20_Emphasis"><text:span text:style-name="T7">Launcher </text:span></text:span><text:span text:style-name="T6"><draw:frame draw:style-name="fr1" draw:name="Image86" text:anchor-type="as-char" svg:width="0.1252in" svg:height="0.1252in" draw:z-index="181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;</text:span></text:span><text:span text:style-name="T6"> (semicolon)</text:span></text:p>
          </table:table-cell>
        </table:table-row>
        <table:table-row table:style-name="TableLine1655872521520">
          <table:table-cell table:style-name="Table2.A2" office:value-type="string">
            <text:p text:style-name="P12">Previous landmark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87" text:anchor-type="as-char" svg:width="0.1252in" svg:height="0.1252in" draw:z-index="182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;</text:span></text:span><text:span text:style-name="T6"> (semicolon) (or)</text:span></text:p>
            <text:p text:style-name="P14"><text:span text:style-name="Strong_20_Emphasis"><text:span text:style-name="T7">Launcher </text:span></text:span><text:span text:style-name="T6"><draw:frame draw:style-name="fr1" draw:name="Image88" text:anchor-type="as-char" svg:width="0.1252in" svg:height="0.1252in" draw:z-index="183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;</text:span></text:span><text:span text:style-name="T6"> (semicolon)</text:span></text:p>
          </table:table-cell>
        </table:table-row>
        <table:table-row table:style-name="TableLine1655872521808">
          <table:table-cell table:style-name="Table2.A1" office:value-type="string">
            <text:p text:style-name="P12">Next line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89" text:anchor-type="as-char" svg:width="0.1252in" svg:height="0.1252in" draw:z-index="184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Down arrow</text:span></text:span><text:span text:style-name="T6"> </text:span><text:span text:style-name="T6"><draw:frame draw:style-name="fr1" draw:name="Image90" text:anchor-type="as-char" svg:width="0.1252in" svg:height="0.1252in" draw:z-index="185"><draw:image xlink:href="Pictures/100000010000001800000018AD347B047041915C.png" xlink:type="simple" xlink:show="embed" xlink:actuate="onLoad" draw:mime-type="image/png"/></draw:frame></text:span><text:span text:style-name="T6"> (or)</text:span></text:p>
            <text:p text:style-name="P14"><text:soft-page-break/><text:span text:style-name="Strong_20_Emphasis"><text:span text:style-name="T7">Launcher </text:span></text:span><text:span text:style-name="T6"><draw:frame draw:style-name="fr1" draw:name="Image91" text:anchor-type="as-char" svg:width="0.1252in" svg:height="0.1252in" draw:z-index="186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Down arrow </text:span></text:span><text:span text:style-name="T6"><draw:frame draw:style-name="fr1" draw:name="Image92" text:anchor-type="as-char" svg:width="0.1252in" svg:height="0.1252in" draw:z-index="187"><draw:image xlink:href="Pictures/100000010000001800000018AD347B047041915C.png" xlink:type="simple" xlink:show="embed" xlink:actuate="onLoad" draw:mime-type="image/png"/></draw:frame></text:span></text:p>
          </table:table-cell>
        </table:table-row>
        <table:table-row table:style-name="TableLine1655872514896">
          <table:table-cell table:style-name="Table2.A2" office:value-type="string">
            <text:p text:style-name="P12">Previous line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93" text:anchor-type="as-char" svg:width="0.1252in" svg:height="0.1252in" draw:z-index="188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Up arrow</text:span></text:span><text:span text:style-name="T6"> </text:span><text:span text:style-name="T6"><draw:frame draw:style-name="fr1" draw:name="Image94" text:anchor-type="as-char" svg:width="0.1252in" svg:height="0.1252in" draw:z-index="189"><draw:image xlink:href="Pictures/10000001000000180000001826BB484222402B95.png" xlink:type="simple" xlink:show="embed" xlink:actuate="onLoad" draw:mime-type="image/png"/></draw:frame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95" text:anchor-type="as-char" svg:width="0.1252in" svg:height="0.1252in" draw:z-index="190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Up arrow </text:span></text:span><text:span text:style-name="T6"><draw:frame draw:style-name="fr1" draw:name="Image96" text:anchor-type="as-char" svg:width="0.1252in" svg:height="0.1252in" draw:z-index="191"><draw:image xlink:href="Pictures/10000001000000180000001826BB484222402B95.png" xlink:type="simple" xlink:show="embed" xlink:actuate="onLoad" draw:mime-type="image/png"/></draw:frame></text:span></text:p>
          </table:table-cell>
        </table:table-row>
        <table:table-row table:style-name="TableLine1655872516624">
          <table:table-cell table:style-name="Table2.A1" office:value-type="string">
            <text:p text:style-name="P12">Next link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97" text:anchor-type="as-char" svg:width="0.1252in" svg:height="0.1252in" draw:z-index="192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L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98" text:anchor-type="as-char" svg:width="0.1252in" svg:height="0.1252in" draw:z-index="193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L</text:span></text:span></text:p>
          </table:table-cell>
        </table:table-row>
        <table:table-row table:style-name="TableLine1655872515472">
          <table:table-cell table:style-name="Table2.A2" office:value-type="string">
            <text:p text:style-name="P12">Previous link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99" text:anchor-type="as-char" svg:width="0.1252in" svg:height="0.1252in" draw:z-index="194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L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100" text:anchor-type="as-char" svg:width="0.1252in" svg:height="0.1252in" draw:z-index="195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L</text:span></text:span></text:p>
          </table:table-cell>
        </table:table-row>
        <table:table-row table:style-name="TableLine1655872517776">
          <table:table-cell table:style-name="Table2.A1" office:value-type="string">
            <text:p text:style-name="P12">Next object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101" text:anchor-type="as-char" svg:width="0.1252in" svg:height="0.1252in" draw:z-index="196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Right arrow </text:span></text:span><text:span text:style-name="T6"><draw:frame draw:style-name="fr1" draw:name="Image102" text:anchor-type="as-char" svg:width="0.1252in" svg:height="0.1252in" draw:z-index="197"><draw:image xlink:href="Pictures/100000010000001800000018AA2424429D049814.png" xlink:type="simple" xlink:show="embed" xlink:actuate="onLoad" draw:mime-type="image/png"/></draw:frame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103" text:anchor-type="as-char" svg:width="0.1252in" svg:height="0.1252in" draw:z-index="198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Right arrow </text:span></text:span><text:span text:style-name="T6"><draw:frame draw:style-name="fr1" draw:name="Image104" text:anchor-type="as-char" svg:width="0.1252in" svg:height="0.1252in" draw:z-index="199"><draw:image xlink:href="Pictures/100000010000001800000018AA2424429D049814.png" xlink:type="simple" xlink:show="embed" xlink:actuate="onLoad" draw:mime-type="image/png"/></draw:frame></text:span></text:p>
          </table:table-cell>
        </table:table-row>
        <table:table-row table:style-name="TableLine1655872514320">
          <table:table-cell table:style-name="Table2.A2" office:value-type="string">
            <text:p text:style-name="P12">Previous object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105" text:anchor-type="as-char" svg:width="0.1252in" svg:height="0.1252in" draw:z-index="200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Left arrow</text:span></text:span><text:span text:style-name="T6"> </text:span><text:span text:style-name="T6"><draw:frame draw:style-name="fr1" draw:name="Image106" text:anchor-type="as-char" svg:width="0.1252in" svg:height="0.1252in" draw:z-index="201"><draw:image xlink:href="Pictures/100000010000001800000018A8FFF675E744046D.png" xlink:type="simple" xlink:show="embed" xlink:actuate="onLoad" draw:mime-type="image/png"/></draw:frame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107" text:anchor-type="as-char" svg:width="0.1252in" svg:height="0.1252in" draw:z-index="202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Left arrow </text:span></text:span><text:span text:style-name="T6"><draw:frame draw:style-name="fr1" draw:name="Image108" text:anchor-type="as-char" svg:width="0.1252in" svg:height="0.1252in" draw:z-index="203"><draw:image xlink:href="Pictures/100000010000001800000018A8FFF675E744046D.png" xlink:type="simple" xlink:show="embed" xlink:actuate="onLoad" draw:mime-type="image/png"/></draw:frame></text:span></text:p>
          </table:table-cell>
        </table:table-row>
        <table:table-row table:style-name="TableLine1655872508560">
          <table:table-cell table:style-name="Table2.A1" office:value-type="string">
            <text:p text:style-name="P12">Next table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109" text:anchor-type="as-char" svg:width="0.1252in" svg:height="0.1252in" draw:z-index="128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t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110" text:anchor-type="as-char" svg:width="0.1252in" svg:height="0.1252in" draw:z-index="129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t</text:span></text:span></text:p>
          </table:table-cell>
        </table:table-row>
        <table:table-row table:style-name="TableLine1655872516912">
          <table:table-cell table:style-name="Table2.A2" office:value-type="string">
            <text:p text:style-name="P12">Previous table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111" text:anchor-type="as-char" svg:width="0.1252in" svg:height="0.1252in" draw:z-index="130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t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112" text:anchor-type="as-char" svg:width="0.1252in" svg:height="0.1252in" draw:z-index="131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t</text:span></text:span></text:p>
          </table:table-cell>
        </table:table-row>
        <table:table-row table:style-name="TableLine1655872509136">
          <table:table-cell table:style-name="Table2.A1" office:value-type="string">
            <text:p text:style-name="P12">Next visited link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113" text:anchor-type="as-char" svg:width="0.1252in" svg:height="0.1252in" draw:z-index="132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v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114" text:anchor-type="as-char" svg:width="0.1252in" svg:height="0.1252in" draw:z-index="133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v</text:span></text:span></text:p>
          </table:table-cell>
        </table:table-row>
        <table:table-row table:style-name="TableLine1655872512592">
          <table:table-cell table:style-name="Table2.A2" office:value-type="string">
            <text:p text:style-name="P12">Previous visited link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115" text:anchor-type="as-char" svg:width="0.1252in" svg:height="0.1252in" draw:z-index="134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v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116" text:anchor-type="as-char" svg:width="0.1252in" svg:height="0.1252in" draw:z-index="135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v</text:span></text:span></text:p>
          </table:table-cell>
        </table:table-row>
        <table:table-row table:style-name="TableLine1655872512880">
          <table:table-cell table:style-name="Table2.A1" office:value-type="string">
            <text:p text:style-name="P12">Next word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117" text:anchor-type="as-char" svg:width="0.1252in" svg:height="0.1252in" draw:z-index="136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Right arrow </text:span></text:span><text:span text:style-name="T6"><draw:frame draw:style-name="fr1" draw:name="Image118" text:anchor-type="as-char" svg:width="0.1252in" svg:height="0.1252in" draw:z-index="137"><draw:image xlink:href="Pictures/100000010000001800000018AA2424429D049814.png" xlink:type="simple" xlink:show="embed" xlink:actuate="onLoad" draw:mime-type="image/png"/></draw:frame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119" text:anchor-type="as-char" svg:width="0.1252in" svg:height="0.1252in" draw:z-index="138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Right arrow </text:span></text:span><text:span text:style-name="T6"><draw:frame draw:style-name="fr1" draw:name="Image120" text:anchor-type="as-char" svg:width="0.1252in" svg:height="0.1252in" draw:z-index="139"><draw:image xlink:href="Pictures/100000010000001800000018AA2424429D049814.png" xlink:type="simple" xlink:show="embed" xlink:actuate="onLoad" draw:mime-type="image/png"/></draw:frame></text:span></text:p>
          </table:table-cell>
        </table:table-row>
        <table:table-row table:style-name="TableLine1655872519792">
          <table:table-cell table:style-name="Table2.A2" office:value-type="string">
            <text:p text:style-name="P12">Previous word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121" text:anchor-type="as-char" svg:width="0.1252in" svg:height="0.1252in" draw:z-index="140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Left arrow</text:span></text:span><text:span text:style-name="T6"> </text:span><text:span text:style-name="T6"><draw:frame draw:style-name="fr1" draw:name="Image122" text:anchor-type="as-char" svg:width="0.1252in" svg:height="0.1252in" draw:z-index="141"><draw:image xlink:href="Pictures/100000010000001800000018A8FFF675E744046D.png" xlink:type="simple" xlink:show="embed" xlink:actuate="onLoad" draw:mime-type="image/png"/></draw:frame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123" text:anchor-type="as-char" svg:width="0.1252in" svg:height="0.1252in" draw:z-index="142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Left arrow </text:span></text:span><text:span text:style-name="T6"><draw:frame draw:style-name="fr1" draw:name="Image124" text:anchor-type="as-char" svg:width="0.1252in" svg:height="0.1252in" draw:z-index="143"><draw:image xlink:href="Pictures/100000010000001800000018A8FFF675E744046D.png" xlink:type="simple" xlink:show="embed" xlink:actuate="onLoad" draw:mime-type="image/png"/></draw:frame></text:span></text:p>
          </table:table-cell>
        </table:table-row>
        <table:table-row table:style-name="TableLine1655872514608">
          <table:table-cell table:style-name="Table2.A1" office:value-type="string">
            <text:p text:style-name="P12">Go to top of page 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125" text:anchor-type="as-char" svg:width="0.1252in" svg:height="0.1252in" draw:z-index="144"><draw:image xlink:href="Pictures/1000000100000018000000188E674C094DD2C76B.png" xlink:type="simple" xlink:show="embed" xlink:actuate="onLoad" draw:mime-type="image/png"/></draw:frame></text:span><text:span text:style-name="Strong_20_Emphasis"><text:span text:style-name="T6"> </text:span></text:span><text:span text:style-name="Strong_20_Emphasis"><text:span text:style-name="T7">+ Ctrl + Left arrow </text:span></text:span><text:span text:style-name="T6"><draw:frame draw:style-name="fr1" draw:name="Image126" text:anchor-type="as-char" svg:width="0.1252in" svg:height="0.1252in" draw:z-index="145"><draw:image xlink:href="Pictures/100000010000001800000018A8FFF675E744046D.png" xlink:type="simple" xlink:show="embed" xlink:actuate="onLoad" draw:mime-type="image/png"/></draw:frame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127" text:anchor-type="as-char" svg:width="0.1252in" svg:height="0.1252in" draw:z-index="146"><draw:image xlink:href="Pictures/100000010000001800000018776A97BE47DABDE8.png" xlink:type="simple" xlink:show="embed" xlink:actuate="onLoad" draw:mime-type="image/png"/></draw:frame></text:span><text:span text:style-name="Strong_20_Emphasis"><text:span text:style-name="T6"> </text:span></text:span><text:span text:style-name="Strong_20_Emphasis"><text:span text:style-name="T7">+ Ctrl + Left arrow </text:span></text:span><text:span text:style-name="T6"><draw:frame draw:style-name="fr1" draw:name="Image128" text:anchor-type="as-char" svg:width="0.1252in" svg:height="0.1252in" draw:z-index="147"><draw:image xlink:href="Pictures/100000010000001800000018A8FFF675E744046D.png" xlink:type="simple" xlink:show="embed" xlink:actuate="onLoad" draw:mime-type="image/png"/></draw:frame></text:span></text:p>
          </table:table-cell>
        </table:table-row>
        <table:table-row table:style-name="TableLine1655872522384">
          <table:table-cell table:style-name="Table2.A2" office:value-type="string">
            <text:p text:style-name="P12">Go to bottom of page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129" text:anchor-type="as-char" svg:width="0.1252in" svg:height="0.1252in" draw:z-index="148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Right arrow</text:span></text:span><text:span text:style-name="T6"> </text:span><text:span text:style-name="T6"><draw:frame draw:style-name="fr1" draw:name="Image130" text:anchor-type="as-char" svg:width="0.1252in" svg:height="0.1252in" draw:z-index="149"><draw:image xlink:href="Pictures/100000010000001800000018AA2424429D049814.png" xlink:type="simple" xlink:show="embed" xlink:actuate="onLoad" draw:mime-type="image/png"/></draw:frame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131" text:anchor-type="as-char" svg:width="0.1252in" svg:height="0.1252in" draw:z-index="150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Right arrow </text:span></text:span><text:span text:style-name="T6"><draw:frame draw:style-name="fr1" draw:name="Image132" text:anchor-type="as-char" svg:width="0.1252in" svg:height="0.1252in" draw:z-index="151"><draw:image xlink:href="Pictures/100000010000001800000018AA2424429D049814.png" xlink:type="simple" xlink:show="embed" xlink:actuate="onLoad" draw:mime-type="image/png"/></draw:frame></text:span></text:p>
          </table:table-cell>
        </table:table-row>
        <table:table-row table:style-name="TableLine1655872520080">
          <table:table-cell table:style-name="Table2.A1" office:value-type="string">
            <text:p text:style-name="P12">Start reading from current location</text:p>
          </table:table-cell>
          <table:table-cell table:style-name="Table2.A1" office:value-type="string">
            <text:p text:style-name="P14"><text:span text:style-name="Strong_20_Emphasis"><text:span text:style-name="T7">Search </text:span></text:span><text:span text:style-name="T6"><draw:frame draw:style-name="fr1" draw:name="Image133" text:anchor-type="as-char" svg:width="0.1252in" svg:height="0.1252in" draw:z-index="152"><draw:image xlink:href="Pictures/1000000100000018000000188E674C094DD2C76B.png" xlink:type="simple" xlink:show="embed" xlink:actuate="onLoad" draw:mime-type="image/png"/></draw:frame></text:span><text:span text:style-name="Strong_20_Emphasis"><text:span text:style-name="T6"> </text:span></text:span><text:span text:style-name="Strong_20_Emphasis"><text:span text:style-name="T7">+ r</text:span></text:span><text:span text:style-name="T6"> (or)</text:span></text:p>
            <text:p text:style-name="P14"><text:span text:style-name="Strong_20_Emphasis"><text:span text:style-name="T7">Launcher </text:span></text:span><text:span text:style-name="T6"><draw:frame draw:style-name="fr1" draw:name="Image134" text:anchor-type="as-char" svg:width="0.1252in" svg:height="0.1252in" draw:z-index="153"><draw:image xlink:href="Pictures/100000010000001800000018776A97BE47DABDE8.png" xlink:type="simple" xlink:show="embed" xlink:actuate="onLoad" draw:mime-type="image/png"/></draw:frame></text:span><text:span text:style-name="Strong_20_Emphasis"><text:span text:style-name="T6"> </text:span></text:span><text:span text:style-name="Strong_20_Emphasis"><text:span text:style-name="T7">+ r</text:span></text:span></text:p>
          </table:table-cell>
        </table:table-row>
        <table:table-row table:style-name="TableLine1655872513456">
          <table:table-cell table:style-name="Table2.A2" office:value-type="string">
            <text:p text:style-name="P12">Jump to details</text:p>
          </table:table-cell>
          <table:table-cell table:style-name="Table2.A2" office:value-type="string">
            <text:p text:style-name="P14"><text:span text:style-name="Strong_20_Emphasis"><text:span text:style-name="T7">Search </text:span></text:span><text:span text:style-name="T6"><draw:frame draw:style-name="fr1" draw:name="Image135" text:anchor-type="as-char" svg:width="0.1252in" svg:height="0.1252in" draw:z-index="154"><draw:image xlink:href="Pictures/1000000100000018000000188E674C094DD2C76B.png" xlink:type="simple" xlink:show="embed" xlink:actuate="onLoad" draw:mime-type="image/png"/></draw:frame></text:span><text:span text:style-name="Strong_20_Emphasis"><text:span text:style-name="T6"> </text:span></text:span><text:span text:style-name="Strong_20_Emphasis"><text:span text:style-name="T7">+ a + j</text:span></text:span><text:span text:style-name="T6">​​​​​​​ (or)</text:span></text:p>
            <text:p text:style-name="P14"><text:span text:style-name="Strong_20_Emphasis"><text:span text:style-name="T7">Launcher </text:span></text:span><text:span text:style-name="T6"><draw:frame draw:style-name="fr1" draw:name="Image136" text:anchor-type="as-char" svg:width="0.1252in" svg:height="0.1252in" draw:z-index="155"><draw:image xlink:href="Pictures/100000010000001800000018776A97BE47DABDE8.png" xlink:type="simple" xlink:show="embed" xlink:actuate="onLoad" draw:mime-type="image/png"/></draw:frame></text:span><text:span text:style-name="Strong_20_Emphasis"><text:span text:style-name="T6"> </text:span></text:span><text:span text:style-name="Strong_20_Emphasis"><text:span text:style-name="T7">+ a + j</text:span></text:span><text:span text:style-name="T6">​​​​​​​</text:span></text:p>
          </table:table-cell>
        </table:table-row>
      </table:table>
      <text:h text:style-name="Heading_20_2" text:outline-level="2">Move through a page with your touchscreen</text:h>
      <table:table table:name="Table3" table:style-name="Table3">
        <table:table-column table:style-name="Table3.A"/>
        <table:table-column table:style-name="Table3.B"/>
        <table:table-row table:style-name="TableLine1655872523248">
          <table:table-cell table:style-name="Table3.A1" office:value-type="string">
            <text:p text:style-name="P12">Next word</text:p>
          </table:table-cell>
          <table:table-cell table:style-name="Table3.A1" office:value-type="string">
            <text:p text:style-name="P13">Two-finger swipe right</text:p>
          </table:table-cell>
        </table:table-row>
        <table:table-row table:style-name="TableLine1655872518064">
          <table:table-cell table:style-name="Table3.A2" office:value-type="string">
            <text:p text:style-name="P12">Previous word</text:p>
          </table:table-cell>
          <table:table-cell table:style-name="Table3.A2" office:value-type="string">
            <text:p text:style-name="P13"><text:bookmark text:name="docs-internal-guid-6a3cbcc3-7fff-7c06-95c5-fa47b81e3eb9"/>Two-finger swipe left</text:p>
          </table:table-cell>
        </table:table-row>
        <table:table-row table:style-name="TableLine1655872518352">
          <table:table-cell table:style-name="Table3.A1" office:value-type="string">
            <text:p text:style-name="P12">Go to top of page</text:p>
          </table:table-cell>
          <table:table-cell table:style-name="Table3.A1" office:value-type="string">
            <text:p text:style-name="P13"><text:bookmark text:name="docs-internal-guid-f0af2c24-7fff-27ca-2122-d370492321bf"/>Two-finger swipe up</text:p>
          </table:table-cell>
        </table:table-row>
        <table:table-row table:style-name="TableLine1655872583904">
          <table:table-cell table:style-name="Table3.A2" office:value-type="string">
            <text:p text:style-name="P12">Start reading from current location</text:p>
          </table:table-cell>
          <table:table-cell table:style-name="Table3.A2" office:value-type="string">
            <text:p text:style-name="P13"><text:bookmark text:name="docs-internal-guid-4c312e23-7fff-84f3-2157-c45b2e556d36"/>Two-finger swipe down</text:p>
          </table:table-cell>
        </table:table-row>
        <table:table-row table:style-name="TableLine1655872569216">
          <table:table-cell table:style-name="Table3.A1" office:value-type="string">
            <text:p text:style-name="P12">Click focused item</text:p>
          </table:table-cell>
          <table:table-cell table:style-name="Table3.A1" office:value-type="string">
            <text:p text:style-name="Table_20_Contents"><text:span text:style-name="Strong_20_Emphasis"><text:span text:style-name="T7">Tap twice</text:span></text:span></text:p>
          </table:table-cell>
        </table:table-row>
        <table:table-row table:style-name="TableLine1655872569504">
          <table:table-cell table:style-name="Table3.A2" office:value-type="string">
            <text:p text:style-name="P12">Stop speech</text:p>
          </table:table-cell>
          <table:table-cell table:style-name="Table3.A2" office:value-type="string">
            <text:p text:style-name="P13"><text:bookmark text:name="docs-internal-guid-a40ad964-7fff-0c0d-4581-707d7871c4d7"/>Two-finger tap</text:p>
          </table:table-cell>
        </table:table-row>
        <table:table-row table:style-name="TableLine1655872577568">
          <table:table-cell table:style-name="Table3.A1" office:value-type="string">
            <text:p text:style-name="P12">Next line</text:p>
          </table:table-cell>
          <table:table-cell table:style-name="Table3.A1" office:value-type="string">
            <text:p text:style-name="P13">Swipe down</text:p>
          </table:table-cell>
        </table:table-row>
        <table:table-row table:style-name="TableLine1655872577856">
          <table:table-cell table:style-name="Table3.A2" office:value-type="string">
            <text:p text:style-name="P12">Previous line</text:p>
          </table:table-cell>
          <table:table-cell table:style-name="Table3.A2" office:value-type="string">
            <text:p text:style-name="P13">Swipe up</text:p>
          </table:table-cell>
        </table:table-row>
        <table:table-row table:style-name="TableLine1655872572384">
          <table:table-cell table:style-name="Table3.A1" office:value-type="string">
            <text:p text:style-name="P12">Next character</text:p>
          </table:table-cell>
          <table:table-cell table:style-name="Table3.A1" office:value-type="string">
            <text:p text:style-name="Table_20_Contents"><text:span text:style-name="Strong_20_Emphasis"><text:span text:style-name="T7">Swipe right</text:span></text:span></text:p>
          </table:table-cell>
        </table:table-row>
        <text:soft-page-break/>
        <table:table-row table:style-name="TableLine1655872579584">
          <table:table-cell table:style-name="Table3.A2" office:value-type="string">
            <text:p text:style-name="P12">Previous character</text:p>
          </table:table-cell>
          <table:table-cell table:style-name="Table3.A2" office:value-type="string">
            <text:p text:style-name="P13">Swipe left</text:p>
          </table:table-cell>
        </table:table-row>
        <table:table-row table:style-name="TableLine1655872568064">
          <table:table-cell table:style-name="Table3.A1" office:value-type="string">
            <text:p text:style-name="P12">Next word</text:p>
          </table:table-cell>
          <table:table-cell table:style-name="Table3.A1" office:value-type="string">
            <text:p text:style-name="P13"><text:bookmark text:name="docs-internal-guid-5e50493d-7fff-3848-03d6-69bda0bfef89"/>Two-finger swipe right</text:p>
          </table:table-cell>
        </table:table-row>
        <table:table-row table:style-name="TableLine1655872571808">
          <table:table-cell table:style-name="Table3.A2" office:value-type="string">
            <text:p text:style-name="P12">Previous word</text:p>
          </table:table-cell>
          <table:table-cell table:style-name="Table3.A2" office:value-type="string">
            <text:p text:style-name="P13"><text:bookmark text:name="docs-internal-guid-92d347f6-7fff-868c-5edc-8a2a55d87519"/>Two-finger swipe left</text:p>
          </table:table-cell>
        </table:table-row>
        <table:table-row table:style-name="TableLine1655872583616">
          <table:table-cell table:style-name="Table3.A1" office:value-type="string">
            <text:p text:style-name="P12">Open most recently visited menu</text:p>
          </table:table-cell>
          <table:table-cell table:style-name="Table3.A1" office:value-type="string">
            <text:p text:style-name="Table_20_Contents"><text:span text:style-name="Strong_20_Emphasis"><text:span text:style-name="T7">Four-finger tap</text:span></text:span></text:p>
          </table:table-cell>
        </table:table-row>
        <table:table-row table:style-name="TableLine1655872581024">
          <table:table-cell table:style-name="Table3.A2" office:value-type="string">
            <text:p text:style-name="P12">Next menu item</text:p>
          </table:table-cell>
          <table:table-cell table:style-name="Table3.A2" office:value-type="string">
            <text:p text:style-name="P13"><text:bookmark text:name="docs-internal-guid-7585ec0f-7fff-fe6e-f638-a6162f150daf"/>Swipe down within menus</text:p>
          </table:table-cell>
        </table:table-row>
        <table:table-row table:style-name="TableLine1655872577280">
          <table:table-cell table:style-name="Table3.A1" office:value-type="string">
            <text:p text:style-name="P12">Previous menu item</text:p>
          </table:table-cell>
          <table:table-cell table:style-name="Table3.A1" office:value-type="string">
            <text:p text:style-name="Table_20_Contents"><text:span text:style-name="Strong_20_Emphasis"><text:span text:style-name="T7">Swipe up within menus</text:span></text:span></text:p>
          </table:table-cell>
        </table:table-row>
        <table:table-row table:style-name="TableLine1655872569792">
          <table:table-cell table:style-name="Table3.A2" office:value-type="string">
            <text:p text:style-name="P12">Next menu heading</text:p>
          </table:table-cell>
          <table:table-cell table:style-name="Table3.A2" office:value-type="string">
            <text:p text:style-name="Table_20_Contents"><text:span text:style-name="Strong_20_Emphasis"><text:span text:style-name="T7">Swipe right within menus</text:span></text:span></text:p>
          </table:table-cell>
        </table:table-row>
      </table:table>
      <text:h text:style-name="Heading_20_2" text:outline-level="2">Move to different cells in a table</text:h>
      <text:p text:style-name="P7">You can move around tables using keyboard shortcuts. To start, make sure your cursor is in the table.</text:p>
      <text:p text:style-name="P15"><text:span text:style-name="T2">To move your cursor from its current location in a table, press </text:span><text:span text:style-name="Strong_20_Emphasis"><text:span text:style-name="T4">Search</text:span></text:span><text:span text:style-name="T2"> </text:span><text:span text:style-name="T2"><draw:frame draw:style-name="fr1" draw:name="Image137" text:anchor-type="as-char" svg:width="0.1252in" svg:height="0.1252in" draw:z-index="6"><draw:image xlink:href="Pictures/1000000100000018000000188E674C094DD2C76B.png" xlink:type="simple" xlink:show="embed" xlink:actuate="onLoad" draw:mime-type="image/png"/></draw:frame></text:span><text:span text:style-name="T2"> + </text:span><text:span text:style-name="Strong_20_Emphasis"><text:span text:style-name="T4">Ctrl</text:span></text:span><text:span text:style-name="T2"> + </text:span><text:span text:style-name="Strong_20_Emphasis"><text:span text:style-name="T4">Alt</text:span></text:span><text:span text:style-name="T2">  or press </text:span><text:span text:style-name="Strong_20_Emphasis"><text:span text:style-name="T4">Launcher</text:span></text:span><text:span text:style-name="T2"> </text:span><text:span text:style-name="T2"><draw:frame draw:style-name="fr1" draw:name="Image138" text:anchor-type="as-char" svg:width="0.1252in" svg:height="0.1252in" draw:z-index="7"><draw:image xlink:href="Pictures/100000010000001800000018776A97BE47DABDE8.png" xlink:type="simple" xlink:show="embed" xlink:actuate="onLoad" draw:mime-type="image/png"/></draw:frame></text:span><text:span text:style-name="T2"> + </text:span><text:span text:style-name="Strong_20_Emphasis"><text:span text:style-name="T4">Ctrl</text:span></text:span><text:span text:style-name="T2"> + </text:span><text:span text:style-name="Strong_20_Emphasis"><text:span text:style-name="T4">Alt</text:span></text:span><text:span text:style-name="T2"> and use the arrow keys to move one cell up, down, left, or right.</text:span></text:p>
      <text:p text:style-name="P15"><text:span text:style-name="Strong_20_Emphasis"><text:span text:style-name="T4">Important: </text:span></text:span><text:span text:style-name="T2">Depending on your keyboard, you can press the Search key </text:span><text:span text:style-name="T2"><draw:frame draw:style-name="fr1" draw:name="Image139" text:anchor-type="as-char" svg:width="0.1252in" svg:height="0.1252in" draw:z-index="8"><draw:image xlink:href="Pictures/1000000100000018000000188E674C094DD2C76B.png" xlink:type="simple" xlink:show="embed" xlink:actuate="onLoad" draw:mime-type="image/png"/></draw:frame></text:span><text:span text:style-name="T2"> or the Launcher key </text:span><text:span text:style-name="T2"><draw:frame draw:style-name="fr1" draw:name="Image140" text:anchor-type="as-char" svg:width="0.1252in" svg:height="0.1252in" draw:z-index="9"><draw:image xlink:href="Pictures/100000010000001800000018776A97BE47DABDE8.png" xlink:type="simple" xlink:show="embed" xlink:actuate="onLoad" draw:mime-type="image/png"/></draw:frame></text:span><text:span text:style-name="T2"> for some shortcuts. Both keys work the same.​​​​​​​</text:span></text:p>
      <table:table table:name="Table4" table:style-name="Table4">
        <table:table-column table:style-name="Table4.A"/>
        <table:table-column table:style-name="Table4.B"/>
        <table:table-row table:style-name="TableLine1655872580736">
          <table:table-cell table:style-name="Table4.A1" office:value-type="string">
            <text:p text:style-name="P12">First cell in the table</text:p>
          </table:table-cell>
          <table:table-cell table:style-name="Table4.A1" office:value-type="string">
            <text:p text:style-name="P14"><text:span text:style-name="Strong_20_Emphasis"><text:span text:style-name="T7">Search </text:span></text:span><text:span text:style-name="T6"><draw:frame draw:style-name="fr1" draw:name="Image141" text:anchor-type="as-char" svg:width="0.1252in" svg:height="0.1252in" draw:z-index="204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Alt</text:span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Left arrow </text:span></text:span><text:span text:style-name="T6"><draw:frame draw:style-name="fr1" draw:name="Image142" text:anchor-type="as-char" svg:width="0.1252in" svg:height="0.1252in" draw:z-index="205"><draw:image xlink:href="Pictures/100000010000001800000018A8FFF675E744046D.png" xlink:type="simple" xlink:show="embed" xlink:actuate="onLoad" draw:mime-type="image/png"/></draw:frame></text:span><text:span text:style-name="Strong_20_Emphasis"><text:span text:style-name="T6">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143" text:anchor-type="as-char" svg:width="0.1252in" svg:height="0.1252in" draw:z-index="206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Alt</text:span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Left arrow </text:span></text:span><text:span text:style-name="T6"><draw:frame draw:style-name="fr1" draw:name="Image144" text:anchor-type="as-char" svg:width="0.1252in" svg:height="0.1252in" draw:z-index="207"><draw:image xlink:href="Pictures/100000010000001800000018A8FFF675E744046D.png" xlink:type="simple" xlink:show="embed" xlink:actuate="onLoad" draw:mime-type="image/png"/></draw:frame></text:span></text:p>
          </table:table-cell>
        </table:table-row>
        <table:table-row table:style-name="TableLine1655872566624">
          <table:table-cell table:style-name="Table4.A2" office:value-type="string">
            <text:p text:style-name="P12">Last cell in the table</text:p>
          </table:table-cell>
          <table:table-cell table:style-name="Table4.A2" office:value-type="string">
            <text:p text:style-name="P14"><text:span text:style-name="Strong_20_Emphasis"><text:span text:style-name="T7">Search </text:span></text:span><text:span text:style-name="T6"><draw:frame draw:style-name="fr1" draw:name="Image145" text:anchor-type="as-char" svg:width="0.1252in" svg:height="0.1252in" draw:z-index="208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Alt</text:span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Right arrow </text:span></text:span><text:span text:style-name="T6"><draw:frame draw:style-name="fr1" draw:name="Image146" text:anchor-type="as-char" svg:width="0.1252in" svg:height="0.1252in" draw:z-index="209"><draw:image xlink:href="Pictures/100000010000001800000018AA2424429D049814.png" xlink:type="simple" xlink:show="embed" xlink:actuate="onLoad" draw:mime-type="image/png"/></draw:frame></text:span><text:span text:style-name="Strong_20_Emphasis"><text:span text:style-name="T6">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147" text:anchor-type="as-char" svg:width="0.1252in" svg:height="0.1252in" draw:z-index="210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Alt</text:span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Right arrow </text:span></text:span><text:span text:style-name="T6"><draw:frame draw:style-name="fr1" draw:name="Image148" text:anchor-type="as-char" svg:width="0.1252in" svg:height="0.1252in" draw:z-index="211"><draw:image xlink:href="Pictures/100000010000001800000018AA2424429D049814.png" xlink:type="simple" xlink:show="embed" xlink:actuate="onLoad" draw:mime-type="image/png"/></draw:frame></text:span></text:p>
          </table:table-cell>
        </table:table-row>
        <table:table-row table:style-name="TableLine1655872575264">
          <table:table-cell table:style-name="Table4.A1" office:value-type="string">
            <text:p text:style-name="P12">First cell in current row</text:p>
          </table:table-cell>
          <table:table-cell table:style-name="Table4.A1" office:value-type="string">
            <text:p text:style-name="P14"><text:span text:style-name="Strong_20_Emphasis"><text:span text:style-name="T7">Search </text:span></text:span><text:span text:style-name="T6"><draw:frame draw:style-name="fr1" draw:name="Image149" text:anchor-type="as-char" svg:width="0.1252in" svg:height="0.1252in" draw:z-index="212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Alt</text:span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Left arrow </text:span></text:span><text:span text:style-name="T6"><draw:frame draw:style-name="fr1" draw:name="Image150" text:anchor-type="as-char" svg:width="0.1252in" svg:height="0.1252in" draw:z-index="213"><draw:image xlink:href="Pictures/100000010000001800000018A8FFF675E744046D.png" xlink:type="simple" xlink:show="embed" xlink:actuate="onLoad" draw:mime-type="image/png"/></draw:frame></text:span><text:span text:style-name="Strong_20_Emphasis"><text:span text:style-name="T6">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151" text:anchor-type="as-char" svg:width="0.1252in" svg:height="0.1252in" draw:z-index="214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Alt</text:span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Left arrow </text:span></text:span><text:span text:style-name="T6"><draw:frame draw:style-name="fr1" draw:name="Image152" text:anchor-type="as-char" svg:width="0.1252in" svg:height="0.1252in" draw:z-index="215"><draw:image xlink:href="Pictures/100000010000001800000018A8FFF675E744046D.png" xlink:type="simple" xlink:show="embed" xlink:actuate="onLoad" draw:mime-type="image/png"/></draw:frame></text:span></text:p>
          </table:table-cell>
        </table:table-row>
        <table:table-row table:style-name="TableLine1655872570080">
          <table:table-cell table:style-name="Table4.A2" office:value-type="string">
            <text:p text:style-name="P12">Last cell in current row</text:p>
          </table:table-cell>
          <table:table-cell table:style-name="Table4.A2" office:value-type="string">
            <text:p text:style-name="P14"><text:span text:style-name="Strong_20_Emphasis"><text:span text:style-name="T7">Search </text:span></text:span><text:span text:style-name="T6"><draw:frame draw:style-name="fr1" draw:name="Image153" text:anchor-type="as-char" svg:width="0.1252in" svg:height="0.1252in" draw:z-index="216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Alt</text:span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Right arrow </text:span></text:span><text:span text:style-name="T6"><draw:frame draw:style-name="fr1" draw:name="Image154" text:anchor-type="as-char" svg:width="0.1252in" svg:height="0.1252in" draw:z-index="217"><draw:image xlink:href="Pictures/100000010000001800000018AA2424429D049814.png" xlink:type="simple" xlink:show="embed" xlink:actuate="onLoad" draw:mime-type="image/png"/></draw:frame></text:span><text:span text:style-name="Strong_20_Emphasis"><text:span text:style-name="T6"> </text:span></text:span><text:span text:style-name="T6">(or)</text:span></text:p>
            <text:p text:style-name="P14"><text:span text:style-name="Strong_20_Emphasis"><text:span text:style-name="T6">​​​​​​​</text:span></text:span><text:span text:style-name="Strong_20_Emphasis"><text:span text:style-name="T7">Launcher </text:span></text:span><text:span text:style-name="T6"><draw:frame draw:style-name="fr1" draw:name="Image155" text:anchor-type="as-char" svg:width="0.1252in" svg:height="0.1252in" draw:z-index="218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Alt</text:span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Right arrow </text:span></text:span><text:span text:style-name="T6"><draw:frame draw:style-name="fr1" draw:name="Image156" text:anchor-type="as-char" svg:width="0.1252in" svg:height="0.1252in" draw:z-index="219"><draw:image xlink:href="Pictures/100000010000001800000018AA2424429D049814.png" xlink:type="simple" xlink:show="embed" xlink:actuate="onLoad" draw:mime-type="image/png"/></draw:frame></text:span></text:p>
          </table:table-cell>
        </table:table-row>
        <table:table-row table:style-name="TableLine1655872579872">
          <table:table-cell table:style-name="Table4.A1" office:value-type="string">
            <text:p text:style-name="P12">First cell in current column</text:p>
          </table:table-cell>
          <table:table-cell table:style-name="Table4.A1" office:value-type="string">
            <text:p text:style-name="P14"><text:span text:style-name="Strong_20_Emphasis"><text:span text:style-name="T7">Search </text:span></text:span><text:span text:style-name="T6"><draw:frame draw:style-name="fr1" draw:name="Image157" text:anchor-type="as-char" svg:width="0.1252in" svg:height="0.1252in" draw:z-index="220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Alt</text:span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Up arrow </text:span></text:span><text:span text:style-name="T6"><draw:frame draw:style-name="fr1" draw:name="Image158" text:anchor-type="as-char" svg:width="0.1252in" svg:height="0.1252in" draw:z-index="221"><draw:image xlink:href="Pictures/10000001000000180000001826BB484222402B95.png" xlink:type="simple" xlink:show="embed" xlink:actuate="onLoad" draw:mime-type="image/png"/></draw:frame></text:span><text:span text:style-name="Strong_20_Emphasis"><text:span text:style-name="T6">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159" text:anchor-type="as-char" svg:width="0.1252in" svg:height="0.1252in" draw:z-index="222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Alt</text:span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Up arrow </text:span></text:span><text:span text:style-name="T6"><draw:frame draw:style-name="fr1" draw:name="Image160" text:anchor-type="as-char" svg:width="0.1252in" svg:height="0.1252in" draw:z-index="223"><draw:image xlink:href="Pictures/10000001000000180000001826BB484222402B95.png" xlink:type="simple" xlink:show="embed" xlink:actuate="onLoad" draw:mime-type="image/png"/></draw:frame></text:span></text:p>
          </table:table-cell>
        </table:table-row>
        <table:table-row table:style-name="TableLine1655872568352">
          <table:table-cell table:style-name="Table4.A2" office:value-type="string">
            <text:p text:style-name="P12">Last cell in current column</text:p>
          </table:table-cell>
          <table:table-cell table:style-name="Table4.A2" office:value-type="string">
            <text:p text:style-name="P14"><text:span text:style-name="Strong_20_Emphasis"><text:span text:style-name="T7">Search </text:span></text:span><text:span text:style-name="T6"><draw:frame draw:style-name="fr1" draw:name="Image161" text:anchor-type="as-char" svg:width="0.1252in" svg:height="0.1252in" draw:z-index="224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Alt</text:span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Down arrow </text:span></text:span><text:span text:style-name="T6"><draw:frame draw:style-name="fr1" draw:name="Image162" text:anchor-type="as-char" svg:width="0.1252in" svg:height="0.1252in" draw:z-index="225"><draw:image xlink:href="Pictures/100000010000001800000018AD347B047041915C.png" xlink:type="simple" xlink:show="embed" xlink:actuate="onLoad" draw:mime-type="image/png"/></draw:frame></text:span><text:span text:style-name="Strong_20_Emphasis"><text:span text:style-name="T6">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163" text:anchor-type="as-char" svg:width="0.1252in" svg:height="0.1252in" draw:z-index="226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Alt</text:span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Down arrow </text:span></text:span><text:span text:style-name="T6"><draw:frame draw:style-name="fr1" draw:name="Image164" text:anchor-type="as-char" svg:width="0.1252in" svg:height="0.1252in" draw:z-index="227"><draw:image xlink:href="Pictures/100000010000001800000018AD347B047041915C.png" xlink:type="simple" xlink:show="embed" xlink:actuate="onLoad" draw:mime-type="image/png"/></draw:frame></text:span></text:p>
          </table:table-cell>
        </table:table-row>
      </table:table>
      <text:h text:style-name="Heading_20_2" text:outline-level="2">Select and click</text:h>
      <text:p text:style-name="P16"><text:span text:style-name="Strong_20_Emphasis"><text:span text:style-name="T4">Important: </text:span></text:span><text:span text:style-name="T2">Depending on your keyboard, you can press the Search key </text:span><text:span text:style-name="T2"><draw:frame draw:style-name="fr1" draw:name="Image165" text:anchor-type="as-char" svg:width="0.1252in" svg:height="0.1252in" draw:z-index="10"><draw:image xlink:href="Pictures/1000000100000018000000188E674C094DD2C76B.png" xlink:type="simple" xlink:show="embed" xlink:actuate="onLoad" draw:mime-type="image/png"/></draw:frame></text:span><text:span text:style-name="T2"> or the Launcher key </text:span><text:span text:style-name="T2"><draw:frame draw:style-name="fr1" draw:name="Image166" text:anchor-type="as-char" svg:width="0.1252in" svg:height="0.1252in" draw:z-index="11"><draw:image xlink:href="Pictures/100000010000001800000018776A97BE47DABDE8.png" xlink:type="simple" xlink:show="embed" xlink:actuate="onLoad" draw:mime-type="image/png"/></draw:frame></text:span><text:span text:style-name="T2"> for some shortcuts. Both keys work the same.</text:span></text:p>
      <table:table table:name="Table5" table:style-name="Table5">
        <table:table-column table:style-name="Table5.A"/>
        <table:table-column table:style-name="Table5.B"/>
        <table:table-row table:style-name="TableLine1655872582752">
          <table:table-cell table:style-name="Table5.A1" office:value-type="string">
            <text:p text:style-name="P12">Move through selectable items, like links and tabs</text:p>
          </table:table-cell>
          <table:table-cell table:style-name="Table5.A1" office:value-type="string">
            <text:p text:style-name="Table_20_Contents"><text:span text:style-name="Strong_20_Emphasis"><text:span text:style-name="T7">Tab</text:span></text:span></text:p>
          </table:table-cell>
        </table:table-row>
        <table:table-row table:style-name="TableLine1655872570656">
          <table:table-cell table:style-name="Table5.A2" office:value-type="string">
            <text:p text:style-name="P12">Move backward through selectable items</text:p>
          </table:table-cell>
          <table:table-cell table:style-name="Table5.A2" office:value-type="string">
            <text:p text:style-name="Table_20_Contents"><text:span text:style-name="Strong_20_Emphasis"><text:span text:style-name="T7">Shift</text:span></text:span><text:span text:style-name="T6"> + </text:span><text:span text:style-name="Strong_20_Emphasis"><text:span text:style-name="T7">Tab</text:span></text:span></text:p>
          </table:table-cell>
        </table:table-row>
        <table:table-row table:style-name="TableLine1655872579008">
          <table:table-cell table:style-name="Table5.A1" office:value-type="string">
            <text:p text:style-name="P12">Click</text:p>
          </table:table-cell>
          <table:table-cell table:style-name="Table5.A1" office:value-type="string">
            <text:p text:style-name="P14"><text:span text:style-name="Strong_20_Emphasis"><text:span text:style-name="T7">Enter</text:span></text:span><text:span text:style-name="T6">, or press </text:span><text:span text:style-name="Strong_20_Emphasis"><text:span text:style-name="T7">Search </text:span></text:span><text:span text:style-name="T6"><draw:frame draw:style-name="fr1" draw:name="Image167" text:anchor-type="as-char" svg:width="0.1252in" svg:height="0.1252in" draw:z-index="228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pace </text:span></text:span><text:span text:style-name="T6">(or)</text:span></text:p>
            <text:p text:style-name="P14"><text:span text:style-name="Strong_20_Emphasis"><text:span text:style-name="T7">Enter</text:span></text:span><text:span text:style-name="T6">, or press </text:span><text:span text:style-name="Strong_20_Emphasis"><text:span text:style-name="T7">Launcher </text:span></text:span><text:span text:style-name="T6"><draw:frame draw:style-name="fr1" draw:name="Image168" text:anchor-type="as-char" svg:width="0.1252in" svg:height="0.1252in" draw:z-index="229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pace</text:span></text:span></text:p>
          </table:table-cell>
        </table:table-row>
        <table:table-row table:style-name="TableLine1655872574976">
          <table:table-cell table:style-name="Table5.A2" office:value-type="string">
            <text:p text:style-name="P12">Select text</text:p>
          </table:table-cell>
          <table:table-cell table:style-name="Table5.A2" office:value-type="string">
            <text:p text:style-name="P14"><text:span text:style-name="Strong_20_Emphasis"><text:span text:style-name="T7">Search </text:span></text:span><text:span text:style-name="T6"><draw:frame draw:style-name="fr1" draw:name="Image169" text:anchor-type="as-char" svg:width="0.1252in" svg:height="0.1252in" draw:z-index="230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</text:span></text:span><text:span text:style-name="T6">. At the end of your selection, press </text:span><text:span text:style-name="Strong_20_Emphasis"><text:span text:style-name="T7">Search </text:span></text:span><text:span text:style-name="T6"><draw:frame draw:style-name="fr1" draw:name="Image170" text:anchor-type="as-char" svg:width="0.1252in" svg:height="0.1252in" draw:z-index="231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</text:span></text:span><text:span text:style-name="T6"> again (or)</text:span></text:p>
            <text:p text:style-name="P14"><text:span text:style-name="Strong_20_Emphasis"><text:span text:style-name="T7">Launcher </text:span></text:span><text:span text:style-name="T6"><draw:frame draw:style-name="fr1" draw:name="Image171" text:anchor-type="as-char" svg:width="0.1252in" svg:height="0.1252in" draw:z-index="232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</text:span></text:span><text:span text:style-name="T6">. At the end of your selection, press </text:span><text:span text:style-name="Strong_20_Emphasis"><text:span text:style-name="T7">Launcher </text:span></text:span><text:span text:style-name="T6"><draw:frame draw:style-name="fr1" draw:name="Image172" text:anchor-type="as-char" svg:width="0.1252in" svg:height="0.1252in" draw:z-index="233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</text:span></text:span><text:span text:style-name="T6"> again</text:span></text:p>
          </table:table-cell>
        </table:table-row>
      </table:table>
      <text:h text:style-name="Heading_20_2" text:outline-level="2"><text:soft-page-break/>Get information about a page or your Chromebook</text:h>
      <text:p text:style-name="P16"><text:span text:style-name="Strong_20_Emphasis"><text:span text:style-name="T4">Important: </text:span></text:span><text:span text:style-name="T2">Depending on your keyboard, you can press the Search key </text:span><text:span text:style-name="T2"><draw:frame draw:style-name="fr1" draw:name="Image173" text:anchor-type="as-char" svg:width="0.1252in" svg:height="0.1252in" draw:z-index="12"><draw:image xlink:href="Pictures/1000000100000018000000188E674C094DD2C76B.png" xlink:type="simple" xlink:show="embed" xlink:actuate="onLoad" draw:mime-type="image/png"/></draw:frame></text:span><text:span text:style-name="T2"> or the Launcher key </text:span><text:span text:style-name="T2"><draw:frame draw:style-name="fr1" draw:name="Image174" text:anchor-type="as-char" svg:width="0.1252in" svg:height="0.1252in" draw:z-index="13"><draw:image xlink:href="Pictures/100000010000001800000018776A97BE47DABDE8.png" xlink:type="simple" xlink:show="embed" xlink:actuate="onLoad" draw:mime-type="image/png"/></draw:frame></text:span><text:span text:style-name="T2"> for some shortcuts. Both keys work the same.</text:span></text:p>
      <table:table table:name="Table6" table:style-name="Table6">
        <table:table-column table:style-name="Table6.A"/>
        <table:table-column table:style-name="Table6.B"/>
        <table:table-row table:style-name="TableLine1655872580448">
          <table:table-cell table:style-name="Table6.A1" office:value-type="string">
            <text:p text:style-name="P12">Hear title of current page</text:p>
          </table:table-cell>
          <table:table-cell table:style-name="Table6.A1" office:value-type="string">
            <text:p text:style-name="P14"><text:span text:style-name="Strong_20_Emphasis"><text:span text:style-name="T7">Search </text:span></text:span><text:span text:style-name="T6"><draw:frame draw:style-name="fr1" draw:name="Image175" text:anchor-type="as-char" svg:width="0.1252in" svg:height="0.1252in" draw:z-index="234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a</text:span></text:span><text:span text:style-name="T6">, then </text:span><text:span text:style-name="Strong_20_Emphasis"><text:span text:style-name="T7">w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176" text:anchor-type="as-char" svg:width="0.1252in" svg:height="0.1252in" draw:z-index="235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a</text:span></text:span><text:span text:style-name="T6">, then </text:span><text:span text:style-name="Strong_20_Emphasis"><text:span text:style-name="T7">w</text:span></text:span></text:p>
          </table:table-cell>
        </table:table-row>
        <table:table-row table:style-name="TableLine1655872581312">
          <table:table-cell table:style-name="Table6.A2" office:value-type="string">
            <text:p text:style-name="P12">Hear URL of current page</text:p>
          </table:table-cell>
          <table:table-cell table:style-name="Table6.A2" office:value-type="string">
            <text:p text:style-name="P14"><text:span text:style-name="Strong_20_Emphasis"><text:span text:style-name="T7">Search </text:span></text:span><text:span text:style-name="T6"><draw:frame draw:style-name="fr1" draw:name="Image177" text:anchor-type="as-char" svg:width="0.1252in" svg:height="0.1252in" draw:z-index="236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a</text:span></text:span><text:span text:style-name="T6">, then </text:span><text:span text:style-name="Strong_20_Emphasis"><text:span text:style-name="T7">u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178" text:anchor-type="as-char" svg:width="0.1252in" svg:height="0.1252in" draw:z-index="237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a</text:span></text:span><text:span text:style-name="T6">, then </text:span><text:span text:style-name="Strong_20_Emphasis"><text:span text:style-name="T7">u</text:span></text:span></text:p>
          </table:table-cell>
        </table:table-row>
        <table:table-row table:style-name="TableLine1655872576416">
          <table:table-cell table:style-name="Table6.A1" office:value-type="string">
            <text:p text:style-name="P12">Hear current date &amp; time</text:p>
          </table:table-cell>
          <table:table-cell table:style-name="Table6.A1" office:value-type="string">
            <text:p text:style-name="P14"><text:span text:style-name="Strong_20_Emphasis"><text:span text:style-name="T7">Search </text:span></text:span><text:span text:style-name="T6"><draw:frame draw:style-name="fr1" draw:name="Image179" text:anchor-type="as-char" svg:width="0.1252in" svg:height="0.1252in" draw:z-index="238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a</text:span></text:span><text:span text:style-name="T6">, then </text:span><text:span text:style-name="Strong_20_Emphasis"><text:span text:style-name="T7">d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180" text:anchor-type="as-char" svg:width="0.1252in" svg:height="0.1252in" draw:z-index="239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a</text:span></text:span><text:span text:style-name="T6">, then </text:span><text:span text:style-name="Strong_20_Emphasis"><text:span text:style-name="T7">d</text:span></text:span></text:p>
          </table:table-cell>
        </table:table-row>
        <table:table-row table:style-name="TableLine1655872572096">
          <table:table-cell table:style-name="Table6.A2" office:value-type="string">
            <text:p text:style-name="P12">Hear how much battery your Chromebook has left</text:p>
          </table:table-cell>
          <table:table-cell table:style-name="Table6.A2" office:value-type="string">
            <text:p text:style-name="P14"><text:span text:style-name="Strong_20_Emphasis"><text:span text:style-name="T7">Search </text:span></text:span><text:span text:style-name="T6"><draw:frame draw:style-name="fr1" draw:name="Image181" text:anchor-type="as-char" svg:width="0.1252in" svg:height="0.1252in" draw:z-index="240"><draw:image xlink:href="Pictures/1000000100000018000000188E674C094DD2C76B.png" xlink:type="simple" xlink:show="embed" xlink:actuate="onLoad" draw:mime-type="image/png"/></draw:frame></text:span><text:span text:style-name="Strong_20_Emphasis"><text:span text:style-name="T6"> </text:span></text:span><text:span text:style-name="Strong_20_Emphasis"><text:span text:style-name="T7">+ o + b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182" text:anchor-type="as-char" svg:width="0.1252in" svg:height="0.1252in" draw:z-index="241"><draw:image xlink:href="Pictures/100000010000001800000018776A97BE47DABDE8.png" xlink:type="simple" xlink:show="embed" xlink:actuate="onLoad" draw:mime-type="image/png"/></draw:frame></text:span><text:span text:style-name="Strong_20_Emphasis"><text:span text:style-name="T6"> </text:span></text:span><text:span text:style-name="Strong_20_Emphasis"><text:span text:style-name="T7">+ o + b</text:span></text:span></text:p>
          </table:table-cell>
        </table:table-row>
      </table:table>
      <text:h text:style-name="P2" text:outline-level="2">Change the voice or language</text:h>
      <text:p text:style-name="P15"><text:span text:style-name="T1">When you first turn on ChromeVox, it automatically chooses a voice based on the language you’ve chosen for your Chromebook. </text:span><text:a xlink:type="simple" xlink:href="https://support.google.com/chromebook/answer/9032490#change_languagevoice" text:style-name="Internet_20_link" text:visited-style-name="Visited_20_Internet_20_Link"><text:span text:style-name="T5">Learn how to change your language and voice settings</text:span></text:a><text:span text:style-name="T1">. </text:span></text:p>
      <text:h text:style-name="Heading_20_2" text:outline-level="2">Change language</text:h>
      <text:list xml:id="list4210705712" text:style-name="L2">
        <text:list-item>
          <text:p text:style-name="P18"><text:span text:style-name="T2">Press and hold Search </text:span><text:span text:style-name="T2"><draw:frame draw:style-name="fr1" draw:name="Image183" text:anchor-type="as-char" svg:width="0.1252in" svg:height="0.1252in" draw:z-index="14"><draw:image xlink:href="Pictures/1000000100000018000000188E674C094DD2C76B.png" xlink:type="simple" xlink:show="embed" xlink:actuate="onLoad" draw:mime-type="image/png"/></draw:frame></text:span><text:span text:style-name="T2">, then press the letter </text:span><text:span text:style-name="Strong_20_Emphasis"><text:span text:style-name="T4">o</text:span></text:span><text:span text:style-name="T2"> twice. Or press Launcher </text:span><text:span text:style-name="T2"><draw:frame draw:style-name="fr1" draw:name="Image184" text:anchor-type="as-char" svg:width="0.1252in" svg:height="0.1252in" draw:z-index="15"><draw:image xlink:href="Pictures/100000010000001800000018776A97BE47DABDE8.png" xlink:type="simple" xlink:show="embed" xlink:actuate="onLoad" draw:mime-type="image/png"/></draw:frame></text:span><text:span text:style-name="T2">, then press the letter </text:span><text:span text:style-name="Strong_20_Emphasis"><text:span text:style-name="T4">o</text:span></text:span><text:span text:style-name="T2"> twice. </text:span></text:p>
        </text:list-item>
        <text:list-item>
          <text:p text:style-name="P19"><text:span text:style-name="T2">In the Voices section, select </text:span><text:span text:style-name="Strong_20_Emphasis"><text:span text:style-name="T4">Chrome OS</text:span></text:span><text:span text:style-name="T2">. Your default language shows on the button label.</text:span></text:p>
        </text:list-item>
        <text:list-item>
          <text:p text:style-name="P24">Choose another language from the list. You’ll hear the new language you’ve selected.</text:p>
        </text:list-item>
        <text:list-item>
          <text:p text:style-name="P19"><text:span text:style-name="T2">When you’re done, press </text:span><text:span text:style-name="Strong_20_Emphasis"><text:span text:style-name="T4">Ctrl</text:span></text:span><text:span text:style-name="T2"> + </text:span><text:span text:style-name="Strong_20_Emphasis"><text:span text:style-name="T4">w</text:span></text:span><text:span text:style-name="T2">.</text:span></text:p>
        </text:list-item>
      </text:list>
      <text:h text:style-name="Heading_20_2" text:outline-level="2">Slow down, speed up, or stop spoken feedback</text:h>
      <text:p text:style-name="P16"><text:span text:style-name="Strong_20_Emphasis"><text:span text:style-name="T4">Important: </text:span></text:span><text:span text:style-name="T2">Depending on your keyboard, you can press the Search key </text:span><text:span text:style-name="T2"><draw:frame draw:style-name="fr1" draw:name="Image185" text:anchor-type="as-char" svg:width="0.1252in" svg:height="0.1252in" draw:z-index="16"><draw:image xlink:href="Pictures/1000000100000018000000188E674C094DD2C76B.png" xlink:type="simple" xlink:show="embed" xlink:actuate="onLoad" draw:mime-type="image/png"/></draw:frame></text:span><text:span text:style-name="T2"> or the Launcher key </text:span><text:span text:style-name="T2"><draw:frame draw:style-name="fr1" draw:name="Image186" text:anchor-type="as-char" svg:width="0.1252in" svg:height="0.1252in" draw:z-index="17"><draw:image xlink:href="Pictures/100000010000001800000018776A97BE47DABDE8.png" xlink:type="simple" xlink:show="embed" xlink:actuate="onLoad" draw:mime-type="image/png"/></draw:frame></text:span><text:span text:style-name="T2"> for some shortcuts. Both keys work the same.</text:span></text:p>
      <table:table table:name="Table7" table:style-name="Table7">
        <table:table-column table:style-name="Table7.A"/>
        <table:table-column table:style-name="Table7.B"/>
        <table:table-row table:style-name="TableLine1655872574112">
          <table:table-cell table:style-name="Table7.A1" office:value-type="string">
            <text:p text:style-name="P12">Slow down</text:p>
          </table:table-cell>
          <table:table-cell table:style-name="Table7.A1" office:value-type="string">
            <text:p text:style-name="P14"><text:span text:style-name="Strong_20_Emphasis"><text:span text:style-name="T7">Search</text:span></text:span><text:span text:style-name="T6"> </text:span><text:span text:style-name="T6"><draw:frame draw:style-name="fr1" draw:name="Image187" text:anchor-type="as-char" svg:width="0.1252in" svg:height="0.1252in" draw:z-index="90"><draw:image xlink:href="Pictures/1000000100000018000000188E674C094DD2C76B.png" xlink:type="simple" xlink:show="embed" xlink:actuate="onLoad" draw:mime-type="image/png"/></draw:frame></text:span><text:span text:style-name="T6">+ </text:span><text:span text:style-name="Strong_20_Emphasis"><text:span text:style-name="T7">Shift</text:span></text:span><text:span text:style-name="T6"> + </text:span><text:span text:style-name="Strong_20_Emphasis"><text:span text:style-name="T7">[</text:span></text:span><text:span text:style-name="T6"> (left square bracket) (or)</text:span></text:p>
            <text:p text:style-name="P14"><text:span text:style-name="Strong_20_Emphasis"><text:span text:style-name="T7">Launcher</text:span></text:span><text:span text:style-name="T6"> </text:span><text:span text:style-name="T6"><draw:frame draw:style-name="fr1" draw:name="Image188" text:anchor-type="as-char" svg:width="0.1252in" svg:height="0.1252in" draw:z-index="91"><draw:image xlink:href="Pictures/100000010000001800000018776A97BE47DABDE8.png" xlink:type="simple" xlink:show="embed" xlink:actuate="onLoad" draw:mime-type="image/png"/></draw:frame></text:span><text:span text:style-name="T6">+ </text:span><text:span text:style-name="Strong_20_Emphasis"><text:span text:style-name="T7">Shift</text:span></text:span><text:span text:style-name="T6"> + </text:span><text:span text:style-name="Strong_20_Emphasis"><text:span text:style-name="T7">[</text:span></text:span><text:span text:style-name="T6"> (left square bracket)</text:span></text:p>
          </table:table-cell>
        </table:table-row>
        <table:table-row table:style-name="TableLine1655872581888">
          <table:table-cell table:style-name="Table7.A2" office:value-type="string">
            <text:p text:style-name="P12">Speed it up</text:p>
          </table:table-cell>
          <table:table-cell table:style-name="Table7.A2" office:value-type="string">
            <text:p text:style-name="P14"><text:span text:style-name="Strong_20_Emphasis"><text:span text:style-name="T7">Search </text:span></text:span><text:span text:style-name="T6"><draw:frame draw:style-name="fr1" draw:name="Image189" text:anchor-type="as-char" svg:width="0.1252in" svg:height="0.1252in" draw:z-index="96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[</text:span></text:span><text:span text:style-name="T6"> (left square bracket) (or)</text:span></text:p>
            <text:p text:style-name="P14"><text:span text:style-name="Strong_20_Emphasis"><text:span text:style-name="T7">Launcher</text:span></text:span><text:span text:style-name="T6"> </text:span><text:span text:style-name="T6"><draw:frame draw:style-name="fr1" draw:name="Image190" text:anchor-type="as-char" svg:width="0.1252in" svg:height="0.1252in" draw:z-index="97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[</text:span></text:span><text:span text:style-name="T6"> (left square bracket)</text:span></text:p>
          </table:table-cell>
        </table:table-row>
        <table:table-row table:style-name="TableLine1655872583328">
          <table:table-cell table:style-name="Table7.A1" office:value-type="string">
            <text:p text:style-name="P12">Stop speaking</text:p>
          </table:table-cell>
          <table:table-cell table:style-name="Table7.A1" office:value-type="string">
            <text:p text:style-name="Table_20_Contents"><text:span text:style-name="Strong_20_Emphasis"><text:span text:style-name="T7">Ctrl</text:span></text:span></text:p>
          </table:table-cell>
        </table:table-row>
      </table:table>
      <text:h text:style-name="Heading_20_2" text:outline-level="2">Change pitch of the ChromeVox voice</text:h>
      <text:p text:style-name="P16"><text:span text:style-name="Strong_20_Emphasis"><text:span text:style-name="T4">Important: </text:span></text:span><text:span text:style-name="T2">Depending on your keyboard, you can press the Search key </text:span><text:span text:style-name="T2"><draw:frame draw:style-name="fr1" draw:name="Image191" text:anchor-type="as-char" svg:width="0.1252in" svg:height="0.1252in" draw:z-index="18"><draw:image xlink:href="Pictures/1000000100000018000000188E674C094DD2C76B.png" xlink:type="simple" xlink:show="embed" xlink:actuate="onLoad" draw:mime-type="image/png"/></draw:frame></text:span><text:span text:style-name="T2"> or the Launcher key </text:span><text:span text:style-name="T2"><draw:frame draw:style-name="fr1" draw:name="Image192" text:anchor-type="as-char" svg:width="0.1252in" svg:height="0.1252in" draw:z-index="19"><draw:image xlink:href="Pictures/100000010000001800000018776A97BE47DABDE8.png" xlink:type="simple" xlink:show="embed" xlink:actuate="onLoad" draw:mime-type="image/png"/></draw:frame></text:span><text:span text:style-name="T2"> for some shortcuts. Both keys work the same.</text:span></text:p>
      <table:table table:name="Table8" table:style-name="Table8">
        <table:table-column table:style-name="Table8.A"/>
        <table:table-column table:style-name="Table8.B"/>
        <table:table-row table:style-name="TableLine1655872571232">
          <table:table-cell table:style-name="Table8.A1" office:value-type="string">
            <text:p text:style-name="P12">Higher frequency</text:p>
          </table:table-cell>
          <table:table-cell table:style-name="Table8.A1" office:value-type="string">
            <text:p text:style-name="P14"><text:span text:style-name="Strong_20_Emphasis"><text:span text:style-name="T7">Search </text:span></text:span><text:span text:style-name="T6"><draw:frame draw:style-name="fr1" draw:name="Image193" text:anchor-type="as-char" svg:width="0.1252in" svg:height="0.1252in" draw:z-index="92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]</text:span></text:span><text:span text:style-name="T6"> (right square bracket)</text:span></text:p>
            <text:p text:style-name="P14"><text:span text:style-name="Strong_20_Emphasis"><text:span text:style-name="T7">Launcher </text:span></text:span><text:span text:style-name="T6"><draw:frame draw:style-name="fr1" draw:name="Image194" text:anchor-type="as-char" svg:width="0.1252in" svg:height="0.1252in" draw:z-index="93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]</text:span></text:span><text:span text:style-name="T6"> (right square bracket)</text:span></text:p>
          </table:table-cell>
        </table:table-row>
        <table:table-row table:style-name="TableLine1655872574688">
          <table:table-cell table:style-name="Table8.A2" office:value-type="string">
            <text:p text:style-name="P12">Lower frequency</text:p>
          </table:table-cell>
          <table:table-cell table:style-name="Table8.A2" office:value-type="string">
            <text:p text:style-name="P14"><text:span text:style-name="Strong_20_Emphasis"><text:span text:style-name="T7">Search </text:span></text:span><text:span text:style-name="T6"><draw:frame draw:style-name="fr1" draw:name="Image195" text:anchor-type="as-char" svg:width="0.1252in" svg:height="0.1252in" draw:z-index="94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]</text:span></text:span><text:span text:style-name="T6"> (right square bracket)</text:span></text:p>
            <text:p text:style-name="P14"><text:span text:style-name="Strong_20_Emphasis"><text:span text:style-name="T7">Launcher</text:span></text:span><text:span text:style-name="T6"><draw:frame draw:style-name="fr1" draw:name="Image196" text:anchor-type="as-char" svg:width="0.1252in" svg:height="0.1252in" draw:z-index="95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Shift</text:span></text:span><text:span text:style-name="T6"> + </text:span><text:span text:style-name="Strong_20_Emphasis"><text:span text:style-name="T7">]</text:span></text:span><text:span text:style-name="T6"> (right square bracket)</text:span></text:p>
          </table:table-cell>
        </table:table-row>
      </table:table>
      <text:h text:style-name="P2" text:outline-level="2"><text:soft-page-break/>Use ChromeVox keyboard shortcuts</text:h>
      <text:p text:style-name="P10">Type shortcuts faster</text:p>
      <text:p text:style-name="P16"><text:span text:style-name="T2">To turn on Sticky Mode and avoid pressing the Search key </text:span><text:span text:style-name="T2"><draw:frame draw:style-name="fr1" draw:name="Image197" text:anchor-type="as-char" svg:width="0.1252in" svg:height="0.1252in" draw:z-index="20"><draw:image xlink:href="Pictures/1000000100000018000000188E674C094DD2C76B.png" xlink:type="simple" xlink:show="embed" xlink:actuate="onLoad" draw:mime-type="image/png"/></draw:frame></text:span><text:span text:style-name="T2"> or Launcher key </text:span><text:span text:style-name="T2"><draw:frame draw:style-name="fr1" draw:name="Image198" text:anchor-type="as-char" svg:width="0.1252in" svg:height="0.1252in" draw:z-index="21"><draw:image xlink:href="Pictures/100000010000001800000018776A97BE47DABDE8.png" xlink:type="simple" xlink:show="embed" xlink:actuate="onLoad" draw:mime-type="image/png"/></draw:frame></text:span><text:span text:style-name="T2"> for each shortcut, quickly press the </text:span><text:span text:style-name="Strong_20_Emphasis"><text:span text:style-name="T4">Search</text:span></text:span><text:span text:style-name="T2"> or </text:span><text:span text:style-name="Strong_20_Emphasis"><text:span text:style-name="T4">Launcher</text:span></text:span><text:span text:style-name="T2"> </text:span><text:span text:style-name="Strong_20_Emphasis"><text:span text:style-name="T4">key</text:span></text:span><text:span text:style-name="T2"> twice. You'll know it's on when you hear "Sticky Mode enabled." It will stay on until you press it twice again.</text:span></text:p>
      <text:p text:style-name="P15"><text:span text:style-name="T2">To stop holding down the Search or Launcher key, press the </text:span><text:span text:style-name="Strong_20_Emphasis"><text:span text:style-name="T4">Search</text:span></text:span><text:span text:style-name="T2"> or </text:span><text:span text:style-name="Strong_20_Emphasis"><text:span text:style-name="T4">Launcher</text:span></text:span><text:span text:style-name="T2"> </text:span><text:span text:style-name="Strong_20_Emphasis"><text:span text:style-name="T4">key</text:span></text:span><text:span text:style-name="T2"> again twice. ChromeVox will say "Sticky Mode disabled."</text:span></text:p>
      <text:h text:style-name="P9" text:outline-level="2">Use the ChromeVox menu</text:h>
      <text:p text:style-name="P16"><text:span text:style-name="T2">To open the ChromeVox menu, press </text:span><text:span text:style-name="Strong_20_Emphasis"><text:span text:style-name="T4">Search </text:span></text:span><text:span text:style-name="T2"><draw:frame draw:style-name="fr1" draw:name="Image199" text:anchor-type="as-char" svg:width="0.1252in" svg:height="0.1252in" draw:z-index="22"><draw:image xlink:href="Pictures/1000000100000018000000188E674C094DD2C76B.png" xlink:type="simple" xlink:show="embed" xlink:actuate="onLoad" draw:mime-type="image/png"/></draw:frame></text:span><text:span text:style-name="T2"> + </text:span><text:span text:style-name="Strong_20_Emphasis"><text:span text:style-name="T4">. </text:span></text:span><text:span text:style-name="T2">(period). Or, press </text:span><text:span text:style-name="Strong_20_Emphasis"><text:span text:style-name="T4">Launcher</text:span></text:span><text:span text:style-name="T2"> </text:span><text:span text:style-name="T2"><draw:frame draw:style-name="fr1" draw:name="Image200" text:anchor-type="as-char" svg:width="0.1252in" svg:height="0.1252in" draw:z-index="23"><draw:image xlink:href="Pictures/100000010000001800000018776A97BE47DABDE8.png" xlink:type="simple" xlink:show="embed" xlink:actuate="onLoad" draw:mime-type="image/png"/></draw:frame></text:span><text:span text:style-name="T2"> + </text:span><text:span text:style-name="Strong_20_Emphasis"><text:span text:style-name="T4">. </text:span></text:span><text:span text:style-name="T2">(period). If you are on a touchscreen, you can tap the screen with 4 fingers.</text:span></text:p>
      <text:p text:style-name="P8">You can press the left or right arrow to switch between the menus. If you are on a touchscreen, you swipe left or right.</text:p>
      <text:p text:style-name="P15"><text:span text:style-name="T2">To open a specific item from a list, press the up or down arrow and then press </text:span><text:span text:style-name="Strong_20_Emphasis"><text:span text:style-name="T4">Enter</text:span></text:span><text:span text:style-name="T2">.</text:span></text:p>
      <text:list xml:id="list2396452853" text:style-name="L3">
        <text:list-item>
          <text:p text:style-name="P20"><text:span text:style-name="Strong_20_Emphasis"><text:span text:style-name="T4">Search</text:span></text:span><text:span text:style-name="T2">: Type into the bar to find a list of results from any of the ChromeVox menus.  </text:span></text:p>
        </text:list-item>
        <text:list-item>
          <text:p text:style-name="P20"><text:span text:style-name="Strong_20_Emphasis"><text:span text:style-name="T4">Jump:</text:span></text:span><text:span text:style-name="T2"> List of all of the ChromeVox shortcuts.</text:span></text:p>
        </text:list-item>
        <text:list-item>
          <text:p text:style-name="P20"><text:span text:style-name="Strong_20_Emphasis"><text:span text:style-name="T4">Speech:</text:span></text:span><text:span text:style-name="T2"> List of speech shortcuts that includes how to increase or decrease the speech rate and pitch. </text:span></text:p>
        </text:list-item>
        <text:list-item>
          <text:p text:style-name="P20"><text:span text:style-name="Strong_20_Emphasis"><text:span text:style-name="T4">Tabs:</text:span></text:span><text:span text:style-name="T2"> List of all your open tabs. </text:span></text:p>
        </text:list-item>
        <text:list-item>
          <text:p text:style-name="P20"><text:span text:style-name="Strong_20_Emphasis"><text:span text:style-name="T4">ChromeVox:</text:span></text:span><text:span text:style-name="T2"> List of several ChromeVox shortcuts that includes the ChromeVox Tutorial and Learn Mode. </text:span></text:p>
        </text:list-item>
        <text:list-item>
          <text:p text:style-name="P20"><text:span text:style-name="Strong_20_Emphasis"><text:span text:style-name="T4">Actions:</text:span></text:span><text:span text:style-name="T2"> List of touch-specific options</text:span></text:p>
        </text:list-item>
      </text:list>
      <text:p text:style-name="P8">You can use the ChromeVox menu lists to navigate a web page.</text:p>
      <text:list xml:id="list2186908879" text:style-name="L4">
        <text:list-item>
          <text:p text:style-name="P21"><text:span text:style-name="Strong_20_Emphasis"><text:span text:style-name="T4">Heading: </text:span></text:span><text:span text:style-name="T2">List of headings on the web page. </text:span></text:p>
        </text:list-item>
        <text:list-item>
          <text:p text:style-name="P21"><text:span text:style-name="Strong_20_Emphasis"><text:span text:style-name="T4">Landmark: </text:span></text:span><text:span text:style-name="T2">List of landmarks on the web page.</text:span></text:p>
        </text:list-item>
        <text:list-item>
          <text:p text:style-name="P21"><text:span text:style-name="Strong_20_Emphasis"><text:span text:style-name="T4">Link: </text:span></text:span><text:span text:style-name="T2">List of links on the web page.</text:span></text:p>
        </text:list-item>
        <text:list-item>
          <text:p text:style-name="P21"><text:span text:style-name="Strong_20_Emphasis"><text:span text:style-name="T4">Form controls:</text:span></text:span><text:span text:style-name="T2"> List of buttons or forms on a web page. </text:span></text:p>
        </text:list-item>
        <text:list-item>
          <text:p text:style-name="P21"><text:span text:style-name="Strong_20_Emphasis"><text:span text:style-name="T4">Table:</text:span></text:span><text:span text:style-name="T2"> List of tables on a web page. </text:span></text:p>
        </text:list-item>
      </text:list>
      <text:h text:style-name="P3" text:outline-level="3">Navigate the ChromeVox menu</text:h>
      <text:p text:style-name="P15"><text:span text:style-name="Strong_20_Emphasis"><text:span text:style-name="T4">Important: </text:span></text:span><text:span text:style-name="T2">Depending on your keyboard, you can press the Search key </text:span><text:span text:style-name="T2"><draw:frame draw:style-name="fr1" draw:name="Image201" text:anchor-type="as-char" svg:width="0.1252in" svg:height="0.1252in" draw:z-index="24"><draw:image xlink:href="Pictures/1000000100000018000000188E674C094DD2C76B.png" xlink:type="simple" xlink:show="embed" xlink:actuate="onLoad" draw:mime-type="image/png"/></draw:frame></text:span><text:span text:style-name="T2"> or the Launcher key </text:span><text:span text:style-name="T2"><draw:frame draw:style-name="fr1" draw:name="Image202" text:anchor-type="as-char" svg:width="0.1252in" svg:height="0.1252in" draw:z-index="25"><draw:image xlink:href="Pictures/100000010000001800000018776A97BE47DABDE8.png" xlink:type="simple" xlink:show="embed" xlink:actuate="onLoad" draw:mime-type="image/png"/></draw:frame></text:span><text:span text:style-name="T2"> for some shortcuts. Both keys work the same.</text:span></text:p>
      <table:table table:name="Table9" table:style-name="Table9">
        <table:table-column table:style-name="Table9.A"/>
        <table:table-column table:style-name="Table9.B"/>
        <table:table-row table:style-name="TableLine1655872571520">
          <table:table-cell table:style-name="Table9.A1" office:value-type="string">
            <text:p text:style-name="P12">Turn Braille captions on/off</text:p>
          </table:table-cell>
          <table:table-cell table:style-name="Table9.A1" office:value-type="string">
            <text:p text:style-name="P14"><text:span text:style-name="Strong_20_Emphasis"><text:span text:style-name="T7">Search </text:span></text:span><text:span text:style-name="T6"><draw:frame draw:style-name="fr1" draw:name="Image203" text:anchor-type="as-char" svg:width="0.1252in" svg:height="0.1252in" draw:z-index="56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a</text:span></text:span><text:span text:style-name="T6">, then </text:span><text:span text:style-name="Strong_20_Emphasis"><text:span text:style-name="T7">b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204" text:anchor-type="as-char" svg:width="0.1252in" svg:height="0.1252in" draw:z-index="57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a</text:span></text:span><text:span text:style-name="T6">, then </text:span><text:span text:style-name="Strong_20_Emphasis"><text:span text:style-name="T7">b</text:span></text:span></text:p>
          </table:table-cell>
        </table:table-row>
        <table:table-row table:style-name="TableLine1655872576992">
          <table:table-cell table:style-name="Table9.A2" office:value-type="string">
            <text:p text:style-name="P12">Hide the ChromeVox menus</text:p>
          </table:table-cell>
          <table:table-cell table:style-name="Table9.A2" office:value-type="string">
            <text:p text:style-name="Table_20_Contents"><text:span text:style-name="Strong_20_Emphasis"><text:span text:style-name="T7">Esc</text:span></text:span></text:p>
          </table:table-cell>
        </table:table-row>
        <table:table-row table:style-name="TableLine1655872588512">
          <table:table-cell table:style-name="Table9.A1" office:value-type="string">
            <text:p text:style-name="P12">Show Heading list</text:p>
          </table:table-cell>
          <table:table-cell table:style-name="Table9.A1" office:value-type="string">
            <text:p text:style-name="P14"><text:span text:style-name="Strong_20_Emphasis"><text:span text:style-name="T7">Search </text:span></text:span><text:span text:style-name="T6"><draw:frame draw:style-name="fr1" draw:name="Image205" text:anchor-type="as-char" svg:width="0.1252in" svg:height="0.1252in" draw:z-index="58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Ctrl </text:span></text:span><text:span text:style-name="T6">+ </text:span><text:span text:style-name="Strong_20_Emphasis"><text:span text:style-name="T7">h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206" text:anchor-type="as-char" svg:width="0.1252in" svg:height="0.1252in" draw:z-index="59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Ctrl </text:span></text:span><text:span text:style-name="T6">+ </text:span><text:span text:style-name="Strong_20_Emphasis"><text:span text:style-name="T7">h</text:span></text:span></text:p>
          </table:table-cell>
        </table:table-row>
        <table:table-row table:style-name="TableLine1655872594848">
          <table:table-cell table:style-name="Table9.A2" office:value-type="string">
            <text:p text:style-name="P12">Show Landmark list</text:p>
          </table:table-cell>
          <table:table-cell table:style-name="Table9.A2" office:value-type="string">
            <text:p text:style-name="P14"><text:span text:style-name="Strong_20_Emphasis"><text:span text:style-name="T7">Search </text:span></text:span><text:span text:style-name="T6"><draw:frame draw:style-name="fr1" draw:name="Image207" text:anchor-type="as-char" svg:width="0.1252in" svg:height="0.1252in" draw:z-index="60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;</text:span></text:span><text:span text:style-name="T6"> (semicolon)</text:span><text:span text:style-name="Strong_20_Emphasis"><text:span text:style-name="T6">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208" text:anchor-type="as-char" svg:width="0.1252in" svg:height="0.1252in" draw:z-index="61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Ctrl</text:span></text:span><text:span text:style-name="T6"> + </text:span><text:span text:style-name="Strong_20_Emphasis"><text:span text:style-name="T7">;</text:span></text:span><text:span text:style-name="T6"> (semicolon)</text:span></text:p>
          </table:table-cell>
        </table:table-row>
        <table:table-row table:style-name="TableLine1655872598592">
          <table:table-cell table:style-name="Table9.A1" office:value-type="string">
            <text:p text:style-name="P12">Show Links list</text:p>
          </table:table-cell>
          <table:table-cell table:style-name="Table9.A1" office:value-type="string">
            <text:p text:style-name="P14"><text:span text:style-name="Strong_20_Emphasis"><text:span text:style-name="T7">Search </text:span></text:span><text:span text:style-name="T6"><draw:frame draw:style-name="fr1" draw:name="Image209" text:anchor-type="as-char" svg:width="0.1252in" svg:height="0.1252in" draw:z-index="62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Ctrl </text:span></text:span><text:span text:style-name="T6">+ </text:span><text:span text:style-name="Strong_20_Emphasis"><text:span text:style-name="T7">L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210" text:anchor-type="as-char" svg:width="0.1252in" svg:height="0.1252in" draw:z-index="63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Ctrl </text:span></text:span><text:span text:style-name="T6">+ </text:span><text:span text:style-name="Strong_20_Emphasis"><text:span text:style-name="T7">L</text:span></text:span></text:p>
          </table:table-cell>
        </table:table-row>
        <table:table-row table:style-name="TableLine1655872590528">
          <table:table-cell table:style-name="Table9.A2" office:value-type="string">
            <text:p text:style-name="P12">Show Form list</text:p>
          </table:table-cell>
          <table:table-cell table:style-name="Table9.A2" office:value-type="string">
            <text:p text:style-name="P14"><text:span text:style-name="Strong_20_Emphasis"><text:span text:style-name="T7">Search</text:span></text:span><text:span text:style-name="T6"> </text:span><text:span text:style-name="T6"><draw:frame draw:style-name="fr1" draw:name="Image211" text:anchor-type="as-char" svg:width="0.1252in" svg:height="0.1252in" draw:z-index="64"><draw:image xlink:href="Pictures/1000000100000018000000188E674C094DD2C76B.png" xlink:type="simple" xlink:show="embed" xlink:actuate="onLoad" draw:mime-type="image/png"/></draw:frame></text:span><text:span text:style-name="Strong_20_Emphasis"><text:span text:style-name="T6"> </text:span></text:span><text:span text:style-name="T6">+ </text:span><text:span text:style-name="Strong_20_Emphasis"><text:span text:style-name="T7">Ctrl </text:span></text:span><text:span text:style-name="T6">+ f</text:span><text:span text:style-name="Strong_20_Emphasis"><text:span text:style-name="T6"> </text:span></text:span><text:span text:style-name="T6">(or)</text:span></text:p>
            <text:p text:style-name="P14"><text:soft-page-break/><text:span text:style-name="Strong_20_Emphasis"><text:span text:style-name="T7">Launcher </text:span></text:span><text:span text:style-name="T6"><draw:frame draw:style-name="fr1" draw:name="Image212" text:anchor-type="as-char" svg:width="0.1252in" svg:height="0.1252in" draw:z-index="65"><draw:image xlink:href="Pictures/100000010000001800000018776A97BE47DABDE8.png" xlink:type="simple" xlink:show="embed" xlink:actuate="onLoad" draw:mime-type="image/png"/></draw:frame></text:span><text:span text:style-name="Strong_20_Emphasis"><text:span text:style-name="T6"> </text:span></text:span><text:span text:style-name="T6">+ </text:span><text:span text:style-name="Strong_20_Emphasis"><text:span text:style-name="T7">Ctrl </text:span></text:span><text:span text:style-name="T6">+ f</text:span></text:p>
          </table:table-cell>
        </table:table-row>
        <table:table-row table:style-name="TableLine1655872594560">
          <table:table-cell table:style-name="Table9.A1" office:value-type="string">
            <text:p text:style-name="P12">Show Table list</text:p>
          </table:table-cell>
          <table:table-cell table:style-name="Table9.A1" office:value-type="string">
            <text:p text:style-name="P14"><text:span text:style-name="Strong_20_Emphasis"><text:span text:style-name="T7">Search </text:span></text:span><text:span text:style-name="T6"><draw:frame draw:style-name="fr1" draw:name="Image213" text:anchor-type="as-char" svg:width="0.1252in" svg:height="0.1252in" draw:z-index="88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Ctrl</text:span></text:span><text:span text:style-name="T6"> + t</text:span><text:span text:style-name="Strong_20_Emphasis"><text:span text:style-name="T6">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214" text:anchor-type="as-char" svg:width="0.1252in" svg:height="0.1252in" draw:z-index="89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Ctrl</text:span></text:span><text:span text:style-name="T6"> + t</text:span></text:p>
          </table:table-cell>
        </table:table-row>
      </table:table>
      <text:h text:style-name="P4" text:outline-level="3">Change spoken feedback settings</text:h>
      <text:p text:style-name="P15"><text:span text:style-name="Strong_20_Emphasis"><text:span text:style-name="T4">Important: </text:span></text:span><text:span text:style-name="T2">Depending on your keyboard, you can press the Search key </text:span><text:span text:style-name="T2"><draw:frame draw:style-name="fr1" draw:name="Image215" text:anchor-type="as-char" svg:width="0.1252in" svg:height="0.1252in" draw:z-index="26"><draw:image xlink:href="Pictures/1000000100000018000000188E674C094DD2C76B.png" xlink:type="simple" xlink:show="embed" xlink:actuate="onLoad" draw:mime-type="image/png"/></draw:frame></text:span><text:span text:style-name="T2"> or the Launcher key </text:span><text:span text:style-name="T2"><draw:frame draw:style-name="fr1" draw:name="Image216" text:anchor-type="as-char" svg:width="0.1252in" svg:height="0.1252in" draw:z-index="27"><draw:image xlink:href="Pictures/100000010000001800000018776A97BE47DABDE8.png" xlink:type="simple" xlink:show="embed" xlink:actuate="onLoad" draw:mime-type="image/png"/></draw:frame></text:span><text:span text:style-name="T2"> for some shortcuts. Both keys work the same.</text:span></text:p>
      <table:table table:name="Table10" table:style-name="Table10">
        <table:table-column table:style-name="Table10.A"/>
        <table:table-column table:style-name="Table10.B"/>
        <table:table-row table:style-name="TableLine1655872596000">
          <table:table-cell table:style-name="Table10.A1" office:value-type="string">
            <text:p text:style-name="P12">Open Search options</text:p>
          </table:table-cell>
          <table:table-cell table:style-name="Table10.A1" office:value-type="string">
            <text:p text:style-name="P14"><text:span text:style-name="Strong_20_Emphasis"><text:span text:style-name="T7">Search </text:span></text:span><text:span text:style-name="T6"><draw:frame draw:style-name="fr1" draw:name="Image217" text:anchor-type="as-char" svg:width="0.1252in" svg:height="0.1252in" draw:z-index="66"><draw:image xlink:href="Pictures/1000000100000018000000188E674C094DD2C76B.png" xlink:type="simple" xlink:show="embed" xlink:actuate="onLoad" draw:mime-type="image/png"/></draw:frame></text:span><text:span text:style-name="Strong_20_Emphasis"><text:span text:style-name="T6"> </text:span></text:span><text:span text:style-name="T6">+ </text:span><text:span text:style-name="Strong_20_Emphasis"><text:span text:style-name="T7">o,</text:span></text:span><text:span text:style-name="T6"> then </text:span><text:span text:style-name="Strong_20_Emphasis"><text:span text:style-name="T7">o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218" text:anchor-type="as-char" svg:width="0.1252in" svg:height="0.1252in" draw:z-index="67"><draw:image xlink:href="Pictures/100000010000001800000018776A97BE47DABDE8.png" xlink:type="simple" xlink:show="embed" xlink:actuate="onLoad" draw:mime-type="image/png"/></draw:frame></text:span><text:span text:style-name="Strong_20_Emphasis"><text:span text:style-name="T6"> </text:span></text:span><text:span text:style-name="T6">+ </text:span><text:span text:style-name="Strong_20_Emphasis"><text:span text:style-name="T7">o,</text:span></text:span><text:span text:style-name="T6"> then </text:span><text:span text:style-name="Strong_20_Emphasis"><text:span text:style-name="T7">o</text:span></text:span></text:p>
          </table:table-cell>
        </table:table-row>
        <table:table-row table:style-name="TableLine1655872584768">
          <table:table-cell table:style-name="Table10.A2" office:value-type="string">
            <text:p text:style-name="P12">Find in page</text:p>
          </table:table-cell>
          <table:table-cell table:style-name="Table10.A2" office:value-type="string">
            <text:p text:style-name="P14"><text:span text:style-name="Strong_20_Emphasis"><text:span text:style-name="T7">Search </text:span></text:span><text:span text:style-name="T6"><draw:frame draw:style-name="fr1" draw:name="Image219" text:anchor-type="as-char" svg:width="0.1252in" svg:height="0.1252in" draw:z-index="68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/</text:span></text:span><text:span text:style-name="T6"> (forward slash)</text:span><text:span text:style-name="Strong_20_Emphasis"><text:span text:style-name="T6">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220" text:anchor-type="as-char" svg:width="0.1252in" svg:height="0.1252in" draw:z-index="69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/</text:span></text:span><text:span text:style-name="T6"> (forward slash)</text:span></text:p>
          </table:table-cell>
        </table:table-row>
        <table:table-row table:style-name="TableLine1655872597152">
          <table:table-cell table:style-name="Table10.A1" office:value-type="string">
            <text:p text:style-name="P12">Start reading from current location</text:p>
          </table:table-cell>
          <table:table-cell table:style-name="Table10.A1" office:value-type="string">
            <text:p text:style-name="P14"><text:span text:style-name="Strong_20_Emphasis"><text:span text:style-name="T7">Search </text:span></text:span><text:span text:style-name="T6"><draw:frame draw:style-name="fr1" draw:name="Image221" text:anchor-type="as-char" svg:width="0.1252in" svg:height="0.1252in" draw:z-index="70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r 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222" text:anchor-type="as-char" svg:width="0.1252in" svg:height="0.1252in" draw:z-index="71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r</text:span></text:span></text:p>
          </table:table-cell>
        </table:table-row>
        <table:table-row table:style-name="TableLine1655872593408">
          <table:table-cell table:style-name="Table10.A2" office:value-type="string">
            <text:p text:style-name="P12">Turn earcons on or off</text:p>
          </table:table-cell>
          <table:table-cell table:style-name="Table10.A2" office:value-type="string">
            <text:p text:style-name="P14"><text:span text:style-name="Strong_20_Emphasis"><text:span text:style-name="T7">Search </text:span></text:span><text:span text:style-name="T6"><draw:frame draw:style-name="fr1" draw:name="Image223" text:anchor-type="as-char" svg:width="0.1252in" svg:height="0.1252in" draw:z-index="72"><draw:image xlink:href="Pictures/1000000100000018000000188E674C094DD2C76B.png" xlink:type="simple" xlink:show="embed" xlink:actuate="onLoad" draw:mime-type="image/png"/></draw:frame></text:span><text:span text:style-name="Strong_20_Emphasis"><text:span text:style-name="T6"> </text:span></text:span><text:span text:style-name="T6">+ </text:span><text:span text:style-name="Strong_20_Emphasis"><text:span text:style-name="T7">a</text:span></text:span><text:span text:style-name="T6">, then </text:span><text:span text:style-name="Strong_20_Emphasis"><text:span text:style-name="T7">e 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224" text:anchor-type="as-char" svg:width="0.1252in" svg:height="0.1252in" draw:z-index="73"><draw:image xlink:href="Pictures/100000010000001800000018776A97BE47DABDE8.png" xlink:type="simple" xlink:show="embed" xlink:actuate="onLoad" draw:mime-type="image/png"/></draw:frame></text:span><text:span text:style-name="Strong_20_Emphasis"><text:span text:style-name="T6"> </text:span></text:span><text:span text:style-name="T6">+ </text:span><text:span text:style-name="Strong_20_Emphasis"><text:span text:style-name="T7">a</text:span></text:span><text:span text:style-name="T6">, then </text:span><text:span text:style-name="Strong_20_Emphasis"><text:span text:style-name="T7">e</text:span></text:span></text:p>
          </table:table-cell>
        </table:table-row>
        <table:table-row table:style-name="TableLine1655872592832">
          <table:table-cell table:style-name="Table10.A1" office:value-type="string">
            <text:p text:style-name="P12">Hear punctuation marks as you type them</text:p>
          </table:table-cell>
          <table:table-cell table:style-name="Table10.A1" office:value-type="string">
            <text:p text:style-name="P14"><text:span text:style-name="Strong_20_Emphasis"><text:span text:style-name="T7">Search </text:span></text:span><text:span text:style-name="T6"><draw:frame draw:style-name="fr1" draw:name="Image225" text:anchor-type="as-char" svg:width="0.1252in" svg:height="0.1252in" draw:z-index="74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a</text:span></text:span><text:span text:style-name="T6">, then </text:span><text:span text:style-name="Strong_20_Emphasis"><text:span text:style-name="T7">p 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226" text:anchor-type="as-char" svg:width="0.1252in" svg:height="0.1252in" draw:z-index="75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a</text:span></text:span><text:span text:style-name="T6">, then </text:span><text:span text:style-name="Strong_20_Emphasis"><text:span text:style-name="T7">p</text:span></text:span></text:p>
          </table:table-cell>
        </table:table-row>
        <table:table-row table:style-name="TableLine1655872595712">
          <table:table-cell table:style-name="Table10.A2" office:value-type="string">
            <text:p text:style-name="P12">Hear letters as you type them</text:p>
          </table:table-cell>
          <table:table-cell table:style-name="Table10.A2" office:value-type="string">
            <text:p text:style-name="P14"><text:span text:style-name="Strong_20_Emphasis"><text:span text:style-name="T7">Search </text:span></text:span><text:span text:style-name="T6"><draw:frame draw:style-name="fr1" draw:name="Image227" text:anchor-type="as-char" svg:width="0.1252in" svg:height="0.1252in" draw:z-index="76"><draw:image xlink:href="Pictures/1000000100000018000000188E674C094DD2C76B.png" xlink:type="simple" xlink:show="embed" xlink:actuate="onLoad" draw:mime-type="image/png"/></draw:frame></text:span><text:span text:style-name="Strong_20_Emphasis"><text:span text:style-name="T6"> </text:span></text:span><text:span text:style-name="T6">+ </text:span><text:span text:style-name="Strong_20_Emphasis"><text:span text:style-name="T7">a</text:span></text:span><text:span text:style-name="T6">, then </text:span><text:span text:style-name="Strong_20_Emphasis"><text:span text:style-name="T7">t 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228" text:anchor-type="as-char" svg:width="0.1252in" svg:height="0.1252in" draw:z-index="77"><draw:image xlink:href="Pictures/100000010000001800000018776A97BE47DABDE8.png" xlink:type="simple" xlink:show="embed" xlink:actuate="onLoad" draw:mime-type="image/png"/></draw:frame></text:span><text:span text:style-name="Strong_20_Emphasis"><text:span text:style-name="T6"> </text:span></text:span><text:span text:style-name="T6">+ </text:span><text:span text:style-name="Strong_20_Emphasis"><text:span text:style-name="T7">a</text:span></text:span><text:span text:style-name="T6">, then </text:span><text:span text:style-name="Strong_20_Emphasis"><text:span text:style-name="T7">t</text:span></text:span></text:p>
          </table:table-cell>
        </table:table-row>
        <table:table-row table:style-name="TableLine1655872597440">
          <table:table-cell table:style-name="Table10.A1" office:value-type="string">
            <text:p text:style-name="P12">Ignore the next key press</text:p>
          </table:table-cell>
          <table:table-cell table:style-name="Table10.A1" office:value-type="string">
            <text:p text:style-name="P14"><text:span text:style-name="Strong_20_Emphasis"><text:span text:style-name="T7">Search </text:span></text:span><text:span text:style-name="T6"><draw:frame draw:style-name="fr1" draw:name="Image229" text:anchor-type="as-char" svg:width="0.1252in" svg:height="0.1252in" draw:z-index="86"><draw:image xlink:href="Pictures/1000000100000018000000188E674C094DD2C76B.png" xlink:type="simple" xlink:show="embed" xlink:actuate="onLoad" draw:mime-type="image/png"/></draw:frame></text:span><text:span text:style-name="Strong_20_Emphasis"><text:span text:style-name="T6"> </text:span></text:span><text:span text:style-name="T6">+ </text:span><text:span text:style-name="Strong_20_Emphasis"><text:span text:style-name="T7">Shift</text:span></text:span><text:span text:style-name="T6"> + </text:span><text:span text:style-name="Strong_20_Emphasis"><text:span text:style-name="T7">Esc 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230" text:anchor-type="as-char" svg:width="0.1252in" svg:height="0.1252in" draw:z-index="87"><draw:image xlink:href="Pictures/100000010000001800000018776A97BE47DABDE8.png" xlink:type="simple" xlink:show="embed" xlink:actuate="onLoad" draw:mime-type="image/png"/></draw:frame></text:span><text:span text:style-name="Strong_20_Emphasis"><text:span text:style-name="T6"> </text:span></text:span><text:span text:style-name="T6">+ </text:span><text:span text:style-name="Strong_20_Emphasis"><text:span text:style-name="T7">Shift</text:span></text:span><text:span text:style-name="T6"> + </text:span><text:span text:style-name="Strong_20_Emphasis"><text:span text:style-name="T7">Esc</text:span></text:span></text:p>
          </table:table-cell>
        </table:table-row>
      </table:table>
      <text:h text:style-name="P4" text:outline-level="3">Learn more about ChromeVox</text:h>
      <text:p text:style-name="P15"><text:span text:style-name="Strong_20_Emphasis"><text:span text:style-name="T4">Important: </text:span></text:span><text:span text:style-name="T2">Depending on your keyboard, you can press the Search key </text:span><text:span text:style-name="T2"><draw:frame draw:style-name="fr1" draw:name="Image231" text:anchor-type="as-char" svg:width="0.1252in" svg:height="0.1252in" draw:z-index="28"><draw:image xlink:href="Pictures/1000000100000018000000188E674C094DD2C76B.png" xlink:type="simple" xlink:show="embed" xlink:actuate="onLoad" draw:mime-type="image/png"/></draw:frame></text:span><text:span text:style-name="T2"> or the Launcher key </text:span><text:span text:style-name="T2"><draw:frame draw:style-name="fr1" draw:name="Image232" text:anchor-type="as-char" svg:width="0.1252in" svg:height="0.1252in" draw:z-index="29"><draw:image xlink:href="Pictures/100000010000001800000018776A97BE47DABDE8.png" xlink:type="simple" xlink:show="embed" xlink:actuate="onLoad" draw:mime-type="image/png"/></draw:frame></text:span><text:span text:style-name="T2"> for some shortcuts. Both keys work the same.</text:span></text:p>
      <table:table table:name="Table11" table:style-name="Table11">
        <table:table-column table:style-name="Table11.A"/>
        <table:table-column table:style-name="Table11.B"/>
        <table:table-row table:style-name="TableLine1655872598016">
          <table:table-cell table:style-name="Table11.A1" office:value-type="string">
            <text:p text:style-name="P12">Open the ChromeVox context menu</text:p>
          </table:table-cell>
          <table:table-cell table:style-name="Table11.A1" office:value-type="string">
            <text:p text:style-name="P14"><text:span text:style-name="Strong_20_Emphasis"><text:span text:style-name="T7">Search </text:span></text:span><text:span text:style-name="T6"><draw:frame draw:style-name="fr1" draw:name="Image233" text:anchor-type="as-char" svg:width="0.1252in" svg:height="0.1252in" draw:z-index="78"><draw:image xlink:href="Pictures/1000000100000018000000188E674C094DD2C76B.png" xlink:type="simple" xlink:show="embed" xlink:actuate="onLoad" draw:mime-type="image/png"/></draw:frame></text:span><text:span text:style-name="Strong_20_Emphasis"><text:span text:style-name="T6"> </text:span></text:span><text:span text:style-name="T6">+ </text:span><text:span text:style-name="Strong_20_Emphasis"><text:span text:style-name="T7">m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234" text:anchor-type="as-char" svg:width="0.1252in" svg:height="0.1252in" draw:z-index="79"><draw:image xlink:href="Pictures/100000010000001800000018776A97BE47DABDE8.png" xlink:type="simple" xlink:show="embed" xlink:actuate="onLoad" draw:mime-type="image/png"/></draw:frame></text:span><text:span text:style-name="Strong_20_Emphasis"><text:span text:style-name="T6"> </text:span></text:span><text:span text:style-name="T6">+ </text:span><text:span text:style-name="Strong_20_Emphasis"><text:span text:style-name="T7">m</text:span></text:span></text:p>
          </table:table-cell>
        </table:table-row>
        <table:table-row table:style-name="TableLine1655872596864">
          <table:table-cell table:style-name="Table11.A2" office:value-type="string">
            <text:p text:style-name="P12">Open Search tutorial</text:p>
          </table:table-cell>
          <table:table-cell table:style-name="Table11.A2" office:value-type="string">
            <text:p text:style-name="P14"><text:span text:style-name="Strong_20_Emphasis"><text:span text:style-name="T7">Search </text:span></text:span><text:span text:style-name="T6"><draw:frame draw:style-name="fr1" draw:name="Image235" text:anchor-type="as-char" svg:width="0.1252in" svg:height="0.1252in" draw:z-index="80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o</text:span></text:span><text:span text:style-name="T6">, then t (or)</text:span></text:p>
            <text:p text:style-name="P14"><text:span text:style-name="Strong_20_Emphasis"><text:span text:style-name="T7">Launcher </text:span></text:span><text:span text:style-name="T6"><draw:frame draw:style-name="fr1" draw:name="Image236" text:anchor-type="as-char" svg:width="0.1252in" svg:height="0.1252in" draw:z-index="81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o</text:span></text:span><text:span text:style-name="T6">, then t</text:span></text:p>
          </table:table-cell>
        </table:table-row>
        <table:table-row table:style-name="TableLine1655872592544">
          <table:table-cell table:style-name="Table11.A1" office:value-type="string">
            <text:p text:style-name="P12">Turn on Learn Mode (Hear the names of the keys on your keyboard)</text:p>
          </table:table-cell>
          <table:table-cell table:style-name="Table11.A1" office:value-type="string">
            <text:p text:style-name="P14"><text:span text:style-name="Strong_20_Emphasis"><text:span text:style-name="T7">Search </text:span></text:span><text:span text:style-name="T6"><draw:frame draw:style-name="fr1" draw:name="Image237" text:anchor-type="as-char" svg:width="0.1252in" svg:height="0.1252in" draw:z-index="82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o</text:span></text:span><text:span text:style-name="T6">, then </text:span><text:span text:style-name="Strong_20_Emphasis"><text:span text:style-name="T7">k</text:span></text:span><text:span text:style-name="T6">. Your keyboard will say the name of any key or key combination you press, and explain what the keyboard shortcut does. (or)</text:span></text:p>
            <text:p text:style-name="P14"><text:span text:style-name="Strong_20_Emphasis"><text:span text:style-name="T7">Launcher </text:span></text:span><text:span text:style-name="T6"><draw:frame draw:style-name="fr1" draw:name="Image238" text:anchor-type="as-char" svg:width="0.1252in" svg:height="0.1252in" draw:z-index="83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o</text:span></text:span><text:span text:style-name="T6">, then </text:span><text:span text:style-name="Strong_20_Emphasis"><text:span text:style-name="T7">k</text:span></text:span><text:span text:style-name="T6">. Your keyboard will say the name of any key or key combination you press, and explain what the keyboard shortcut does.</text:span></text:p>
            <text:p text:style-name="P14"><text:span text:style-name="Strong_20_Emphasis"><text:span text:style-name="T7">Note</text:span></text:span><text:span text:style-name="T6">: You can also use this with connected braille displays and touch gestures on a touchscreen to hear the names of the functions.</text:span></text:p>
          </table:table-cell>
        </table:table-row>
        <table:table-row table:style-name="TableLine1655872588224">
          <table:table-cell table:style-name="Table11.A2" office:value-type="string">
            <text:p text:style-name="P12">Turn off Learn Mode</text:p>
          </table:table-cell>
          <table:table-cell table:style-name="Table11.A2" office:value-type="string">
            <text:p text:style-name="Table_20_Contents"><text:span text:style-name="Strong_20_Emphasis"><text:span text:style-name="T7">Ctrl</text:span></text:span><text:span text:style-name="T6"> + </text:span><text:span text:style-name="Strong_20_Emphasis"><text:span text:style-name="T7">w</text:span></text:span></text:p>
          </table:table-cell>
        </table:table-row>
        <table:table-row table:style-name="TableLine1655872588800">
          <table:table-cell table:style-name="Table11.A1" office:value-type="string">
            <text:p text:style-name="P12">Open update notes</text:p>
          </table:table-cell>
          <table:table-cell table:style-name="Table11.A1" office:value-type="string">
            <text:p text:style-name="P14"><text:span text:style-name="Strong_20_Emphasis"><text:span text:style-name="T7">Search </text:span></text:span><text:span text:style-name="T6"><draw:frame draw:style-name="fr1" draw:name="Image239" text:anchor-type="as-char" svg:width="0.1252in" svg:height="0.1252in" draw:z-index="84"><draw:image xlink:href="Pictures/1000000100000018000000188E674C094DD2C76B.png" xlink:type="simple" xlink:show="embed" xlink:actuate="onLoad" draw:mime-type="image/png"/></draw:frame></text:span><text:span text:style-name="T6"> + </text:span><text:span text:style-name="Strong_20_Emphasis"><text:span text:style-name="T7">o</text:span></text:span><text:span text:style-name="T6">, then </text:span><text:span text:style-name="Strong_20_Emphasis"><text:span text:style-name="T7">n </text:span></text:span><text:span text:style-name="T6">(or)</text:span></text:p>
            <text:p text:style-name="P14"><text:span text:style-name="Strong_20_Emphasis"><text:span text:style-name="T7">Launcher </text:span></text:span><text:span text:style-name="T6"><draw:frame draw:style-name="fr1" draw:name="Image240" text:anchor-type="as-char" svg:width="0.1252in" svg:height="0.1252in" draw:z-index="85"><draw:image xlink:href="Pictures/100000010000001800000018776A97BE47DABDE8.png" xlink:type="simple" xlink:show="embed" xlink:actuate="onLoad" draw:mime-type="image/png"/></draw:frame></text:span><text:span text:style-name="T6"> + </text:span><text:span text:style-name="Strong_20_Emphasis"><text:span text:style-name="T7">o</text:span></text:span><text:span text:style-name="T6">, then </text:span><text:span text:style-name="Strong_20_Emphasis"><text:span text:style-name="T7">n</text:span></text:span></text:p>
          </table:table-cell>
        </table:table-row>
      </table:table>
      <text:h text:style-name="P5" text:outline-level="3">Send feedback or get help using ChromeVox</text:h>
      <text:list xml:id="list3756363740" text:style-name="L5">
        <text:list-item>
          <text:p text:style-name="P22"><text:span text:style-name="T1">Chat with other people: Join the </text:span><text:a xlink:type="simple" xlink:href="https://groups.google.com/forum/#!forum/chromevox-discuss" office:target-frame-name="_blank" xlink:show="new" text:style-name="Internet_20_link" text:visited-style-name="Visited_20_Internet_20_Link"><text:span text:style-name="T5">ChromeVox-Discuss group</text:span></text:a></text:p>
        </text:list-item>
        <text:list-item>
          <text:p text:style-name="P22"><text:span text:style-name="T1">Send us feedback about ChromeVox: Turn on ChromeVox, press and hold </text:span><text:span text:style-name="Strong_20_Emphasis"><text:span text:style-name="T3">Search </text:span></text:span><text:span text:style-name="T1"><draw:frame draw:style-name="fr1" draw:name="Image241" text:anchor-type="as-char" svg:width="0.1252in" svg:height="0.1252in" draw:z-index="30"><draw:image xlink:href="Pictures/1000000100000018000000188E674C094DD2C76B.png" xlink:type="simple" xlink:show="embed" xlink:actuate="onLoad" draw:mime-type="image/png"/></draw:frame></text:span><text:span text:style-name="T1">, then press </text:span><text:span text:style-name="Strong_20_Emphasis"><text:span text:style-name="T3">a + i</text:span></text:span><text:span text:style-name="T1">. Or press and hold </text:span><text:span text:style-name="Strong_20_Emphasis"><text:span text:style-name="T3">Launcher</text:span></text:span><text:span text:style-name="T1"> </text:span><text:span text:style-name="T1"><draw:frame draw:style-name="fr1" draw:name="Image242" text:anchor-type="as-char" svg:width="0.1252in" svg:height="0.1252in" draw:z-index="31"><draw:image xlink:href="Pictures/100000010000001800000018776A97BE47DABDE8.png" xlink:type="simple" xlink:show="embed" xlink:actuate="onLoad" draw:mime-type="image/png"/></draw:frame></text:span><text:span text:style-name="T1">, then press </text:span><text:span text:style-name="Strong_20_Emphasis"><text:span text:style-name="T3">a + i</text:span></text:span><text:span text:style-name="T1">. </text:span></text:p>
        </text:list-item>
      </text:list>
      <text:p text:style-name="P1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'Google Sans Text', Roboto, sans-serif"/>
    <style:font-face style:name="Google Sans Text" svg:font-family="'Google Sans Text', Roboto, 'Helvetica Neue', Helvetica, sans-serif"/>
    <style:font-face style:name="Google Sans Text1" svg:font-family="'Google Sans Text', Roboto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9T07:54:41.120000000</meta:creation-date>
    <dc:date>2022-03-29T07:57:30.177000000</dc:date>
    <meta:editing-duration>PT2M50S</meta:editing-duration>
    <meta:editing-cycles>2</meta:editing-cycles>
    <meta:generator>LibreOffice/7.3.1.3$Windows_X86_64 LibreOffice_project/a69ca51ded25f3eefd52d7bf9a5fad8c90b87951</meta:generator>
    <meta:document-statistic meta:table-count="11" meta:image-count="242" meta:object-count="0" meta:page-count="9" meta:paragraph-count="400" meta:word-count="2611" meta:character-count="13222" meta:non-whitespace-character-count="10739"/>
  </office:meta>
</office:document-meta>
</file>